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meta.xml" manifest:media-type="text/xml"/>
  <manifest:file-entry manifest:full-path="Formula-0/content.xml" manifest:media-type="application/xml"/>
  <manifest:file-entry manifest:full-path="Formula-0/" manifest:version="1.2" manifest:media-type="application/vnd.oasis.opendocument.formula"/>
  <manifest:file-entry manifest:full-path="Thumbnails/thumbnail.png" manifest:media-type="image/png"/>
  <manifest:file-entry manifest:full-path="Formula-1/content.xml" manifest:media-type="application/xml"/>
  <manifest:file-entry manifest:full-path="Formula-1/" manifest:version="1.2" manifest:media-type="application/vnd.oasis.opendocument.formula"/>
  <manifest:file-entry manifest:full-path="Formula-52/content.xml" manifest:media-type="application/xml"/>
  <manifest:file-entry manifest:full-path="Formula-52/" manifest:version="1.2" manifest:media-type="application/vnd.oasis.opendocument.formula"/>
  <manifest:file-entry manifest:full-path="Formula-2/content.xml" manifest:media-type="application/xml"/>
  <manifest:file-entry manifest:full-path="Formula-2/" manifest:version="1.2" manifest:media-type="application/vnd.oasis.opendocument.formula"/>
  <manifest:file-entry manifest:full-path="Formula-44/content.xml" manifest:media-type="application/xml"/>
  <manifest:file-entry manifest:full-path="Formula-44/" manifest:version="1.2" manifest:media-type="application/vnd.oasis.opendocument.formula"/>
  <manifest:file-entry manifest:full-path="Formula-50/content.xml" manifest:media-type="application/xml"/>
  <manifest:file-entry manifest:full-path="Formula-50/" manifest:version="1.2" manifest:media-type="application/vnd.oasis.opendocument.formula"/>
  <manifest:file-entry manifest:full-path="Formula-8/content.xml" manifest:media-type="application/xml"/>
  <manifest:file-entry manifest:full-path="Formula-8/" manifest:version="1.2" manifest:media-type="application/vnd.oasis.opendocument.formula"/>
  <manifest:file-entry manifest:full-path="Formula-3/content.xml" manifest:media-type="application/xml"/>
  <manifest:file-entry manifest:full-path="Formula-3/" manifest:version="1.2" manifest:media-type="application/vnd.oasis.opendocument.formula"/>
  <manifest:file-entry manifest:full-path="Formula-5/content.xml" manifest:media-type="application/xml"/>
  <manifest:file-entry manifest:full-path="Formula-5/" manifest:version="1.2" manifest:media-type="application/vnd.oasis.opendocument.formula"/>
  <manifest:file-entry manifest:full-path="Formula-57/content.xml" manifest:media-type="application/xml"/>
  <manifest:file-entry manifest:full-path="Formula-57/" manifest:version="1.2" manifest:media-type="application/vnd.oasis.opendocument.formula"/>
  <manifest:file-entry manifest:full-path="Formula-6/content.xml" manifest:media-type="application/xml"/>
  <manifest:file-entry manifest:full-path="Formula-6/" manifest:version="1.2" manifest:media-type="application/vnd.oasis.opendocument.formula"/>
  <manifest:file-entry manifest:full-path="Formula-4/content.xml" manifest:media-type="application/xml"/>
  <manifest:file-entry manifest:full-path="Formula-4/" manifest:version="1.2" manifest:media-type="application/vnd.oasis.opendocument.formula"/>
  <manifest:file-entry manifest:full-path="Formula-70/content.xml" manifest:media-type="application/xml"/>
  <manifest:file-entry manifest:full-path="Formula-70/" manifest:version="1.2" manifest:media-type="application/vnd.oasis.opendocument.formula"/>
  <manifest:file-entry manifest:full-path="content.xml" manifest:media-type="text/xml"/>
  <manifest:file-entry manifest:full-path="Formula-41/content.xml" manifest:media-type="application/xml"/>
  <manifest:file-entry manifest:full-path="Formula-41/" manifest:version="1.2" manifest:media-type="application/vnd.oasis.opendocument.formula"/>
  <manifest:file-entry manifest:full-path="Formula-43/content.xml" manifest:media-type="application/xml"/>
  <manifest:file-entry manifest:full-path="Formula-43/" manifest:version="1.2" manifest:media-type="application/vnd.oasis.opendocument.formula"/>
  <manifest:file-entry manifest:full-path="Formula-7/content.xml" manifest:media-type="application/xml"/>
  <manifest:file-entry manifest:full-path="Formula-7/" manifest:version="1.2" manifest:media-type="application/vnd.oasis.opendocument.formula"/>
  <manifest:file-entry manifest:full-path="Formula-77/settings.xml" manifest:media-type="text/xml"/>
  <manifest:file-entry manifest:full-path="Formula-77/content.xml" manifest:media-type="text/xml"/>
  <manifest:file-entry manifest:full-path="Formula-77/" manifest:version="1.2" manifest:media-type="application/vnd.oasis.opendocument.formula"/>
  <manifest:file-entry manifest:full-path="Formula-31/content.xml" manifest:media-type="application/xml"/>
  <manifest:file-entry manifest:full-path="Formula-31/" manifest:version="1.2" manifest:media-type="application/vnd.oasis.opendocument.formula"/>
  <manifest:file-entry manifest:full-path="Formula-36/content.xml" manifest:media-type="application/xml"/>
  <manifest:file-entry manifest:full-path="Formula-36/" manifest:version="1.2" manifest:media-type="application/vnd.oasis.opendocument.formula"/>
  <manifest:file-entry manifest:full-path="Formula-9/content.xml" manifest:media-type="application/xml"/>
  <manifest:file-entry manifest:full-path="Formula-9/" manifest:version="1.2" manifest:media-type="application/vnd.oasis.opendocument.formula"/>
  <manifest:file-entry manifest:full-path="Formula-61/content.xml" manifest:media-type="application/xml"/>
  <manifest:file-entry manifest:full-path="Formula-61/" manifest:version="1.2" manifest:media-type="application/vnd.oasis.opendocument.formula"/>
  <manifest:file-entry manifest:full-path="Formula-16/content.xml" manifest:media-type="application/xml"/>
  <manifest:file-entry manifest:full-path="Formula-16/" manifest:version="1.2" manifest:media-type="application/vnd.oasis.opendocument.formula"/>
  <manifest:file-entry manifest:full-path="Formula-34/content.xml" manifest:media-type="application/xml"/>
  <manifest:file-entry manifest:full-path="Formula-34/" manifest:version="1.2" manifest:media-type="application/vnd.oasis.opendocument.formula"/>
  <manifest:file-entry manifest:full-path="Formula-10/content.xml" manifest:media-type="application/xml"/>
  <manifest:file-entry manifest:full-path="Formula-10/" manifest:version="1.2" manifest:media-type="application/vnd.oasis.opendocument.formula"/>
  <manifest:file-entry manifest:full-path="Formula-88/settings.xml" manifest:media-type="text/xml"/>
  <manifest:file-entry manifest:full-path="Formula-88/content.xml" manifest:media-type="text/xml"/>
  <manifest:file-entry manifest:full-path="Formula-88/" manifest:version="1.2" manifest:media-type="application/vnd.oasis.opendocument.formula"/>
  <manifest:file-entry manifest:full-path="Formula-30/content.xml" manifest:media-type="application/xml"/>
  <manifest:file-entry manifest:full-path="Formula-30/" manifest:version="1.2" manifest:media-type="application/vnd.oasis.opendocument.formula"/>
  <manifest:file-entry manifest:full-path="Formula-71/content.xml" manifest:media-type="application/xml"/>
  <manifest:file-entry manifest:full-path="Formula-71/" manifest:version="1.2" manifest:media-type="application/vnd.oasis.opendocument.formula"/>
  <manifest:file-entry manifest:full-path="Formula-49/content.xml" manifest:media-type="application/xml"/>
  <manifest:file-entry manifest:full-path="Formula-49/" manifest:version="1.2" manifest:media-type="application/vnd.oasis.opendocument.formula"/>
  <manifest:file-entry manifest:full-path="Formula-18/content.xml" manifest:media-type="application/xml"/>
  <manifest:file-entry manifest:full-path="Formula-18/" manifest:version="1.2" manifest:media-type="application/vnd.oasis.opendocument.formula"/>
  <manifest:file-entry manifest:full-path="Formula-11/content.xml" manifest:media-type="application/xml"/>
  <manifest:file-entry manifest:full-path="Formula-11/" manifest:version="1.2" manifest:media-type="application/vnd.oasis.opendocument.formula"/>
  <manifest:file-entry manifest:full-path="Formula-27/content.xml" manifest:media-type="application/xml"/>
  <manifest:file-entry manifest:full-path="Formula-27/" manifest:version="1.2" manifest:media-type="application/vnd.oasis.opendocument.formula"/>
  <manifest:file-entry manifest:full-path="Formula-87/settings.xml" manifest:media-type="text/xml"/>
  <manifest:file-entry manifest:full-path="Formula-87/content.xml" manifest:media-type="text/xml"/>
  <manifest:file-entry manifest:full-path="Formula-87/" manifest:version="1.2" manifest:media-type="application/vnd.oasis.opendocument.formula"/>
  <manifest:file-entry manifest:full-path="Formula-47/content.xml" manifest:media-type="application/xml"/>
  <manifest:file-entry manifest:full-path="Formula-47/" manifest:version="1.2" manifest:media-type="application/vnd.oasis.opendocument.formula"/>
  <manifest:file-entry manifest:full-path="Formula-20/content.xml" manifest:media-type="application/xml"/>
  <manifest:file-entry manifest:full-path="Formula-20/" manifest:version="1.2" manifest:media-type="application/vnd.oasis.opendocument.formula"/>
  <manifest:file-entry manifest:full-path="Formula-38/content.xml" manifest:media-type="application/xml"/>
  <manifest:file-entry manifest:full-path="Formula-38/" manifest:version="1.2" manifest:media-type="application/vnd.oasis.opendocument.formula"/>
  <manifest:file-entry manifest:full-path="Formula-12/content.xml" manifest:media-type="application/xml"/>
  <manifest:file-entry manifest:full-path="Formula-12/" manifest:version="1.2" manifest:media-type="application/vnd.oasis.opendocument.formula"/>
  <manifest:file-entry manifest:full-path="Formula-60/content.xml" manifest:media-type="application/xml"/>
  <manifest:file-entry manifest:full-path="Formula-60/" manifest:version="1.2" manifest:media-type="application/vnd.oasis.opendocument.formula"/>
  <manifest:file-entry manifest:full-path="Formula-82/settings.xml" manifest:media-type="text/xml"/>
  <manifest:file-entry manifest:full-path="Formula-82/content.xml" manifest:media-type="text/xml"/>
  <manifest:file-entry manifest:full-path="Formula-82/" manifest:version="1.2" manifest:media-type="application/vnd.oasis.opendocument.formula"/>
  <manifest:file-entry manifest:full-path="Formula-23/content.xml" manifest:media-type="application/xml"/>
  <manifest:file-entry manifest:full-path="Formula-23/" manifest:version="1.2" manifest:media-type="application/vnd.oasis.opendocument.formula"/>
  <manifest:file-entry manifest:full-path="Formula-48/content.xml" manifest:media-type="application/xml"/>
  <manifest:file-entry manifest:full-path="Formula-48/" manifest:version="1.2" manifest:media-type="application/vnd.oasis.opendocument.formula"/>
  <manifest:file-entry manifest:full-path="Formula-13/content.xml" manifest:media-type="application/xml"/>
  <manifest:file-entry manifest:full-path="Formula-13/" manifest:version="1.2" manifest:media-type="application/vnd.oasis.opendocument.formula"/>
  <manifest:file-entry manifest:full-path="Formula-14/content.xml" manifest:media-type="application/xml"/>
  <manifest:file-entry manifest:full-path="Formula-14/" manifest:version="1.2" manifest:media-type="application/vnd.oasis.opendocument.formula"/>
  <manifest:file-entry manifest:full-path="Formula-15/content.xml" manifest:media-type="application/xml"/>
  <manifest:file-entry manifest:full-path="Formula-15/" manifest:version="1.2" manifest:media-type="application/vnd.oasis.opendocument.formula"/>
  <manifest:file-entry manifest:full-path="Formula-33/content.xml" manifest:media-type="application/xml"/>
  <manifest:file-entry manifest:full-path="Formula-33/" manifest:version="1.2" manifest:media-type="application/vnd.oasis.opendocument.formula"/>
  <manifest:file-entry manifest:full-path="Formula-22/content.xml" manifest:media-type="application/xml"/>
  <manifest:file-entry manifest:full-path="Formula-22/" manifest:version="1.2" manifest:media-type="application/vnd.oasis.opendocument.formula"/>
  <manifest:file-entry manifest:full-path="Formula-85/settings.xml" manifest:media-type="text/xml"/>
  <manifest:file-entry manifest:full-path="Formula-85/content.xml" manifest:media-type="text/xml"/>
  <manifest:file-entry manifest:full-path="Formula-85/" manifest:version="1.2" manifest:media-type="application/vnd.oasis.opendocument.formula"/>
  <manifest:file-entry manifest:full-path="Formula-17/content.xml" manifest:media-type="application/xml"/>
  <manifest:file-entry manifest:full-path="Formula-17/" manifest:version="1.2" manifest:media-type="application/vnd.oasis.opendocument.formula"/>
  <manifest:file-entry manifest:full-path="Formula-26/content.xml" manifest:media-type="application/xml"/>
  <manifest:file-entry manifest:full-path="Formula-26/" manifest:version="1.2" manifest:media-type="application/vnd.oasis.opendocument.formula"/>
  <manifest:file-entry manifest:full-path="Formula-19/content.xml" manifest:media-type="application/xml"/>
  <manifest:file-entry manifest:full-path="Formula-19/" manifest:version="1.2" manifest:media-type="application/vnd.oasis.opendocument.formula"/>
  <manifest:file-entry manifest:full-path="Formula-81/settings.xml" manifest:media-type="text/xml"/>
  <manifest:file-entry manifest:full-path="Formula-81/content.xml" manifest:media-type="text/xml"/>
  <manifest:file-entry manifest:full-path="Formula-81/" manifest:version="1.2" manifest:media-type="application/vnd.oasis.opendocument.formula"/>
  <manifest:file-entry manifest:full-path="Formula-51/content.xml" manifest:media-type="application/xml"/>
  <manifest:file-entry manifest:full-path="Formula-51/" manifest:version="1.2" manifest:media-type="application/vnd.oasis.opendocument.formula"/>
  <manifest:file-entry manifest:full-path="Formula-58/content.xml" manifest:media-type="application/xml"/>
  <manifest:file-entry manifest:full-path="Formula-58/" manifest:version="1.2" manifest:media-type="application/vnd.oasis.opendocument.formula"/>
  <manifest:file-entry manifest:full-path="Formula-21/content.xml" manifest:media-type="application/xml"/>
  <manifest:file-entry manifest:full-path="Formula-21/" manifest:version="1.2" manifest:media-type="application/vnd.oasis.opendocument.formula"/>
  <manifest:file-entry manifest:full-path="Formula-25/content.xml" manifest:media-type="application/xml"/>
  <manifest:file-entry manifest:full-path="Formula-25/" manifest:version="1.2" manifest:media-type="application/vnd.oasis.opendocument.formula"/>
  <manifest:file-entry manifest:full-path="Formula-79/settings.xml" manifest:media-type="text/xml"/>
  <manifest:file-entry manifest:full-path="Formula-79/content.xml" manifest:media-type="text/xml"/>
  <manifest:file-entry manifest:full-path="Formula-79/" manifest:version="1.2" manifest:media-type="application/vnd.oasis.opendocument.formula"/>
  <manifest:file-entry manifest:full-path="Formula-28/content.xml" manifest:media-type="application/xml"/>
  <manifest:file-entry manifest:full-path="Formula-28/" manifest:version="1.2" manifest:media-type="application/vnd.oasis.opendocument.formula"/>
  <manifest:file-entry manifest:full-path="Formula-29/content.xml" manifest:media-type="application/xml"/>
  <manifest:file-entry manifest:full-path="Formula-29/" manifest:version="1.2" manifest:media-type="application/vnd.oasis.opendocument.formula"/>
  <manifest:file-entry manifest:full-path="Formula-32/content.xml" manifest:media-type="application/xml"/>
  <manifest:file-entry manifest:full-path="Formula-32/" manifest:version="1.2" manifest:media-type="application/vnd.oasis.opendocument.formula"/>
  <manifest:file-entry manifest:full-path="Formula-39/content.xml" manifest:media-type="application/xml"/>
  <manifest:file-entry manifest:full-path="Formula-39/" manifest:version="1.2" manifest:media-type="application/vnd.oasis.opendocument.formula"/>
  <manifest:file-entry manifest:full-path="Formula-80/settings.xml" manifest:media-type="text/xml"/>
  <manifest:file-entry manifest:full-path="Formula-80/content.xml" manifest:media-type="text/xml"/>
  <manifest:file-entry manifest:full-path="Formula-80/" manifest:version="1.2" manifest:media-type="application/vnd.oasis.opendocument.formula"/>
  <manifest:file-entry manifest:full-path="Formula-35/content.xml" manifest:media-type="application/xml"/>
  <manifest:file-entry manifest:full-path="Formula-35/" manifest:version="1.2" manifest:media-type="application/vnd.oasis.opendocument.formula"/>
  <manifest:file-entry manifest:full-path="Formula-37/content.xml" manifest:media-type="application/xml"/>
  <manifest:file-entry manifest:full-path="Formula-37/" manifest:version="1.2" manifest:media-type="application/vnd.oasis.opendocument.formula"/>
  <manifest:file-entry manifest:full-path="Formula-40/content.xml" manifest:media-type="application/xml"/>
  <manifest:file-entry manifest:full-path="Formula-40/" manifest:version="1.2" manifest:media-type="application/vnd.oasis.opendocument.formula"/>
  <manifest:file-entry manifest:full-path="Formula-46/content.xml" manifest:media-type="application/xml"/>
  <manifest:file-entry manifest:full-path="Formula-46/" manifest:version="1.2" manifest:media-type="application/vnd.oasis.opendocument.formula"/>
  <manifest:file-entry manifest:full-path="Formula-54/content.xml" manifest:media-type="application/xml"/>
  <manifest:file-entry manifest:full-path="Formula-54/" manifest:version="1.2" manifest:media-type="application/vnd.oasis.opendocument.formula"/>
  <manifest:file-entry manifest:full-path="Formula-86/settings.xml" manifest:media-type="text/xml"/>
  <manifest:file-entry manifest:full-path="Formula-86/content.xml" manifest:media-type="text/xml"/>
  <manifest:file-entry manifest:full-path="Formula-86/Configurations2/accelerator/current.xml" manifest:media-type=""/>
  <manifest:file-entry manifest:full-path="Formula-86/Configurations2/" manifest:media-type="application/vnd.sun.xml.ui.configuration"/>
  <manifest:file-entry manifest:full-path="Formula-86/" manifest:version="1.2" manifest:media-type="application/vnd.oasis.opendocument.formula"/>
  <manifest:file-entry manifest:full-path="Formula-56/content.xml" manifest:media-type="application/xml"/>
  <manifest:file-entry manifest:full-path="Formula-56/" manifest:version="1.2" manifest:media-type="application/vnd.oasis.opendocument.formula"/>
  <manifest:file-entry manifest:full-path="Formula-59/content.xml" manifest:media-type="application/xml"/>
  <manifest:file-entry manifest:full-path="Formula-59/" manifest:version="1.2" manifest:media-type="application/vnd.oasis.opendocument.formula"/>
  <manifest:file-entry manifest:full-path="Formula-90/settings.xml" manifest:media-type="text/xml"/>
  <manifest:file-entry manifest:full-path="Formula-90/content.xml" manifest:media-type="text/xml"/>
  <manifest:file-entry manifest:full-path="Formula-90/" manifest:version="1.2" manifest:media-type="application/vnd.oasis.opendocument.formula"/>
  <manifest:file-entry manifest:full-path="Formula-63/content.xml" manifest:media-type="application/xml"/>
  <manifest:file-entry manifest:full-path="Formula-63/" manifest:version="1.2" manifest:media-type="application/vnd.oasis.opendocument.formula"/>
  <manifest:file-entry manifest:full-path="Formula-74/content.xml" manifest:media-type="application/xml"/>
  <manifest:file-entry manifest:full-path="Formula-74/" manifest:version="1.2" manifest:media-type="application/vnd.oasis.opendocument.formula"/>
  <manifest:file-entry manifest:full-path="styles.xml" manifest:media-type="text/xml"/>
  <manifest:file-entry manifest:full-path="Formula-65/content.xml" manifest:media-type="application/xml"/>
  <manifest:file-entry manifest:full-path="Formula-65/"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Formula-64/content.xml" manifest:media-type="application/xml"/>
  <manifest:file-entry manifest:full-path="Formula-64/" manifest:version="1.2" manifest:media-type="application/vnd.oasis.opendocument.formula"/>
  <manifest:file-entry manifest:full-path="Formula-67/content.xml" manifest:media-type="application/xml"/>
  <manifest:file-entry manifest:full-path="Formula-67/" manifest:version="1.2" manifest:media-type="application/vnd.oasis.opendocument.formula"/>
  <manifest:file-entry manifest:full-path="Formula-53/content.xml" manifest:media-type="application/xml"/>
  <manifest:file-entry manifest:full-path="Formula-53/" manifest:version="1.2" manifest:media-type="application/vnd.oasis.opendocument.formula"/>
  <manifest:file-entry manifest:full-path="Formula-95/settings.xml" manifest:media-type="text/xml"/>
  <manifest:file-entry manifest:full-path="Formula-95/content.xml" manifest:media-type="text/xml"/>
  <manifest:file-entry manifest:full-path="Formula-95/" manifest:version="1.2" manifest:media-type="application/vnd.oasis.opendocument.formula"/>
  <manifest:file-entry manifest:full-path="Formula-69/content.xml" manifest:media-type="application/xml"/>
  <manifest:file-entry manifest:full-path="Formula-69/" manifest:version="1.2" manifest:media-type="application/vnd.oasis.opendocument.formula"/>
  <manifest:file-entry manifest:full-path="Formula-66/content.xml" manifest:media-type="application/xml"/>
  <manifest:file-entry manifest:full-path="Formula-66/" manifest:version="1.2" manifest:media-type="application/vnd.oasis.opendocument.formula"/>
  <manifest:file-entry manifest:full-path="Formula-68/content.xml" manifest:media-type="application/xml"/>
  <manifest:file-entry manifest:full-path="Formula-68/" manifest:version="1.2" manifest:media-type="application/vnd.oasis.opendocument.formula"/>
  <manifest:file-entry manifest:full-path="Formula-72/content.xml" manifest:media-type="application/xml"/>
  <manifest:file-entry manifest:full-path="Formula-72/" manifest:version="1.2" manifest:media-type="application/vnd.oasis.opendocument.formula"/>
  <manifest:file-entry manifest:full-path="Formula-83/settings.xml" manifest:media-type="text/xml"/>
  <manifest:file-entry manifest:full-path="Formula-83/content.xml" manifest:media-type="text/xml"/>
  <manifest:file-entry manifest:full-path="Formula-83/" manifest:version="1.2" manifest:media-type="application/vnd.oasis.opendocument.formula"/>
  <manifest:file-entry manifest:full-path="Formula-73/content.xml" manifest:media-type="application/xml"/>
  <manifest:file-entry manifest:full-path="Formula-73/" manifest:version="1.2" manifest:media-type="application/vnd.oasis.opendocument.formula"/>
  <manifest:file-entry manifest:full-path="Formula-76/settings.xml" manifest:media-type="text/xml"/>
  <manifest:file-entry manifest:full-path="Formula-76/content.xml" manifest:media-type="text/xml"/>
  <manifest:file-entry manifest:full-path="Formula-76/" manifest:version="1.2" manifest:media-type="application/vnd.oasis.opendocument.formula"/>
  <manifest:file-entry manifest:full-path="Formula-78/settings.xml" manifest:media-type="text/xml"/>
  <manifest:file-entry manifest:full-path="Formula-78/content.xml" manifest:media-type="text/xml"/>
  <manifest:file-entry manifest:full-path="Formula-78/" manifest:version="1.2" manifest:media-type="application/vnd.oasis.opendocument.formula"/>
  <manifest:file-entry manifest:full-path="Formula-89/settings.xml" manifest:media-type="text/xml"/>
  <manifest:file-entry manifest:full-path="Formula-89/content.xml" manifest:media-type="text/xml"/>
  <manifest:file-entry manifest:full-path="Formula-89/" manifest:version="1.2" manifest:media-type="application/vnd.oasis.opendocument.formula"/>
  <manifest:file-entry manifest:full-path="Formula-62/content.xml" manifest:media-type="application/xml"/>
  <manifest:file-entry manifest:full-path="Formula-62/" manifest:version="1.2" manifest:media-type="application/vnd.oasis.opendocument.formula"/>
  <manifest:file-entry manifest:full-path="Formula-84/settings.xml" manifest:media-type="text/xml"/>
  <manifest:file-entry manifest:full-path="Formula-84/content.xml" manifest:media-type="text/xml"/>
  <manifest:file-entry manifest:full-path="Formula-84/" manifest:version="1.2" manifest:media-type="application/vnd.oasis.opendocument.formula"/>
  <manifest:file-entry manifest:full-path="Formula-45/content.xml" manifest:media-type="application/xml"/>
  <manifest:file-entry manifest:full-path="Formula-45/" manifest:version="1.2" manifest:media-type="application/vnd.oasis.opendocument.formula"/>
  <manifest:file-entry manifest:full-path="Formula-91/settings.xml" manifest:media-type="text/xml"/>
  <manifest:file-entry manifest:full-path="Formula-91/content.xml" manifest:media-type="text/xml"/>
  <manifest:file-entry manifest:full-path="Formula-91/" manifest:version="1.2" manifest:media-type="application/vnd.oasis.opendocument.formula"/>
  <manifest:file-entry manifest:full-path="Formula-75/settings.xml" manifest:media-type="text/xml"/>
  <manifest:file-entry manifest:full-path="Formula-75/content.xml" manifest:media-type="text/xml"/>
  <manifest:file-entry manifest:full-path="Formula-75/" manifest:version="1.2" manifest:media-type="application/vnd.oasis.opendocument.formula"/>
  <manifest:file-entry manifest:full-path="settings.xml" manifest:media-type="text/xml"/>
  <manifest:file-entry manifest:full-path="Formula-92/settings.xml" manifest:media-type="text/xml"/>
  <manifest:file-entry manifest:full-path="Formula-92/content.xml" manifest:media-type="text/xml"/>
  <manifest:file-entry manifest:full-path="Formula-92/" manifest:version="1.2" manifest:media-type="application/vnd.oasis.opendocument.formula"/>
  <manifest:file-entry manifest:full-path="Formula-93/settings.xml" manifest:media-type="text/xml"/>
  <manifest:file-entry manifest:full-path="Formula-93/content.xml" manifest:media-type="text/xml"/>
  <manifest:file-entry manifest:full-path="Formula-93/" manifest:version="1.2" manifest:media-type="application/vnd.oasis.opendocument.formula"/>
  <manifest:file-entry manifest:full-path="layout-cache" manifest:media-type="application/binary"/>
  <manifest:file-entry manifest:full-path="Formula-42/content.xml" manifest:media-type="application/xml"/>
  <manifest:file-entry manifest:full-path="Formula-42/" manifest:version="1.2" manifest:media-type="application/vnd.oasis.opendocument.formula"/>
  <manifest:file-entry manifest:full-path="Formula-94/settings.xml" manifest:media-type="text/xml"/>
  <manifest:file-entry manifest:full-path="Formula-94/content.xml" manifest:media-type="text/xml"/>
  <manifest:file-entry manifest:full-path="Formula-94/" manifest:version="1.2" manifest:media-type="application/vnd.oasis.opendocument.formula"/>
  <manifest:file-entry manifest:full-path="Formula-24/content.xml" manifest:media-type="application/xml"/>
  <manifest:file-entry manifest:full-path="Formula-24/" manifest:version="1.2" manifest:media-type="application/vnd.oasis.opendocument.formula"/>
  <manifest:file-entry manifest:full-path="Formula-55/content.xml" manifest:media-type="application/xml"/>
  <manifest:file-entry manifest:full-path="Formula-55/" manifest:version="1.2" manifest:media-type="application/vnd.oasis.opendocument.formula"/>
  <manifest:file-entry manifest:full-path="ObjectReplacements/Formula-0" manifest:media-type="application/x-openoffice-gdimetafile;windows_formatname=&quot;GDIMetaFile&quot;"/>
  <manifest:file-entry manifest:full-path="ObjectReplacements/Formula-1" manifest:media-type="application/x-openoffice-gdimetafile;windows_formatname=&quot;GDIMetaFile&quot;"/>
  <manifest:file-entry manifest:full-path="ObjectReplacements/Formula-52"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44" manifest:media-type="application/x-openoffice-gdimetafile;windows_formatname=&quot;GDIMetaFile&quot;"/>
  <manifest:file-entry manifest:full-path="ObjectReplacements/Formula-50"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3" manifest:media-type="application/x-openoffice-gdimetafile;windows_formatname=&quot;GDIMetaFile&quot;"/>
  <manifest:file-entry manifest:full-path="ObjectReplacements/Formula-5" manifest:media-type="application/x-openoffice-gdimetafile;windows_formatname=&quot;GDIMetaFile&quot;"/>
  <manifest:file-entry manifest:full-path="ObjectReplacements/Formula-57" manifest:media-type="application/x-openoffice-gdimetafile;windows_formatname=&quot;GDIMetaFile&quot;"/>
  <manifest:file-entry manifest:full-path="ObjectReplacements/Formula-6"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70" manifest:media-type="application/x-openoffice-gdimetafile;windows_formatname=&quot;GDIMetaFile&quot;"/>
  <manifest:file-entry manifest:full-path="ObjectReplacements/Formula-41" manifest:media-type="application/x-openoffice-gdimetafile;windows_formatname=&quot;GDIMetaFile&quot;"/>
  <manifest:file-entry manifest:full-path="ObjectReplacements/Formula-43" manifest:media-type="application/x-openoffice-gdimetafile;windows_formatname=&quot;GDIMetaFile&quot;"/>
  <manifest:file-entry manifest:full-path="ObjectReplacements/Formula-7" manifest:media-type="application/x-openoffice-gdimetafile;windows_formatname=&quot;GDIMetaFile&quot;"/>
  <manifest:file-entry manifest:full-path="ObjectReplacements/Formula-77" manifest:media-type="application/x-openoffice-gdimetafile;windows_formatname=&quot;GDIMetaFile&quot;"/>
  <manifest:file-entry manifest:full-path="ObjectReplacements/Formula-31" manifest:media-type="application/x-openoffice-gdimetafile;windows_formatname=&quot;GDIMetaFile&quot;"/>
  <manifest:file-entry manifest:full-path="ObjectReplacements/Formula-36" manifest:media-type="application/x-openoffice-gdimetafile;windows_formatname=&quot;GDIMetaFile&quot;"/>
  <manifest:file-entry manifest:full-path="ObjectReplacements/Formula-9" manifest:media-type="application/x-openoffice-gdimetafile;windows_formatname=&quot;GDIMetaFile&quot;"/>
  <manifest:file-entry manifest:full-path="ObjectReplacements/Formula-61" manifest:media-type="application/x-openoffice-gdimetafile;windows_formatname=&quot;GDIMetaFile&quot;"/>
  <manifest:file-entry manifest:full-path="ObjectReplacements/Formula-16" manifest:media-type="application/x-openoffice-gdimetafile;windows_formatname=&quot;GDIMetaFile&quot;"/>
  <manifest:file-entry manifest:full-path="ObjectReplacements/Formula-34" manifest:media-type="application/x-openoffice-gdimetafile;windows_formatname=&quot;GDIMetaFile&quot;"/>
  <manifest:file-entry manifest:full-path="ObjectReplacements/Formula-10" manifest:media-type="application/x-openoffice-gdimetafile;windows_formatname=&quot;GDIMetaFile&quot;"/>
  <manifest:file-entry manifest:full-path="ObjectReplacements/Formula-88" manifest:media-type="application/x-openoffice-gdimetafile;windows_formatname=&quot;GDIMetaFile&quot;"/>
  <manifest:file-entry manifest:full-path="ObjectReplacements/Formula-30" manifest:media-type="application/x-openoffice-gdimetafile;windows_formatname=&quot;GDIMetaFile&quot;"/>
  <manifest:file-entry manifest:full-path="ObjectReplacements/Formula-71" manifest:media-type="application/x-openoffice-gdimetafile;windows_formatname=&quot;GDIMetaFile&quot;"/>
  <manifest:file-entry manifest:full-path="ObjectReplacements/Formula-49" manifest:media-type="application/x-openoffice-gdimetafile;windows_formatname=&quot;GDIMetaFile&quot;"/>
  <manifest:file-entry manifest:full-path="ObjectReplacements/Formula-18" manifest:media-type="application/x-openoffice-gdimetafile;windows_formatname=&quot;GDIMetaFile&quot;"/>
  <manifest:file-entry manifest:full-path="ObjectReplacements/Formula-11" manifest:media-type="application/x-openoffice-gdimetafile;windows_formatname=&quot;GDIMetaFile&quot;"/>
  <manifest:file-entry manifest:full-path="ObjectReplacements/Formula-27" manifest:media-type="application/x-openoffice-gdimetafile;windows_formatname=&quot;GDIMetaFile&quot;"/>
  <manifest:file-entry manifest:full-path="ObjectReplacements/Formula-87"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47"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Formula-60" manifest:media-type="application/x-openoffice-gdimetafile;windows_formatname=&quot;GDIMetaFile&quot;"/>
  <manifest:file-entry manifest:full-path="ObjectReplacements/Formula-82" manifest:media-type="application/x-openoffice-gdimetafile;windows_formatname=&quot;GDIMetaFile&quot;"/>
  <manifest:file-entry manifest:full-path="ObjectReplacements/Formula-23" manifest:media-type="application/x-openoffice-gdimetafile;windows_formatname=&quot;GDIMetaFile&quot;"/>
  <manifest:file-entry manifest:full-path="ObjectReplacements/Formula-48" manifest:media-type="application/x-openoffice-gdimetafile;windows_formatname=&quot;GDIMetaFile&quot;"/>
  <manifest:file-entry manifest:full-path="ObjectReplacements/Formula-13"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Formula-15" manifest:media-type="application/x-openoffice-gdimetafile;windows_formatname=&quot;GDIMetaFile&quot;"/>
  <manifest:file-entry manifest:full-path="ObjectReplacements/Formula-33" manifest:media-type="application/x-openoffice-gdimetafile;windows_formatname=&quot;GDIMetaFile&quot;"/>
  <manifest:file-entry manifest:full-path="ObjectReplacements/Formula-22" manifest:media-type="application/x-openoffice-gdimetafile;windows_formatname=&quot;GDIMetaFile&quot;"/>
  <manifest:file-entry manifest:full-path="ObjectReplacements/Formula-85" manifest:media-type="application/x-openoffice-gdimetafile;windows_formatname=&quot;GDIMetaFile&quot;"/>
  <manifest:file-entry manifest:full-path="ObjectReplacements/Formula-17" manifest:media-type="application/x-openoffice-gdimetafile;windows_formatname=&quot;GDIMetaFile&quot;"/>
  <manifest:file-entry manifest:full-path="ObjectReplacements/Formula-26" manifest:media-type="application/x-openoffice-gdimetafile;windows_formatname=&quot;GDIMetaFile&quot;"/>
  <manifest:file-entry manifest:full-path="ObjectReplacements/Formula-19" manifest:media-type="application/x-openoffice-gdimetafile;windows_formatname=&quot;GDIMetaFile&quot;"/>
  <manifest:file-entry manifest:full-path="ObjectReplacements/Formula-81" manifest:media-type="application/x-openoffice-gdimetafile;windows_formatname=&quot;GDIMetaFile&quot;"/>
  <manifest:file-entry manifest:full-path="ObjectReplacements/Formula-51" manifest:media-type="application/x-openoffice-gdimetafile;windows_formatname=&quot;GDIMetaFile&quot;"/>
  <manifest:file-entry manifest:full-path="ObjectReplacements/Formula-58" manifest:media-type="application/x-openoffice-gdimetafile;windows_formatname=&quot;GDIMetaFile&quot;"/>
  <manifest:file-entry manifest:full-path="ObjectReplacements/Formula-24" manifest:media-type="application/x-openoffice-gdimetafile;windows_formatname=&quot;GDIMetaFile&quot;"/>
  <manifest:file-entry manifest:full-path="ObjectReplacements/Formula-55" manifest:media-type="application/x-openoffice-gdimetafile;windows_formatname=&quot;GDIMetaFile&quot;"/>
  <manifest:file-entry manifest:full-path="ObjectReplacements/Formula-21" manifest:media-type="application/x-openoffice-gdimetafile;windows_formatname=&quot;GDIMetaFile&quot;"/>
  <manifest:file-entry manifest:full-path="ObjectReplacements/Formula-25" manifest:media-type="application/x-openoffice-gdimetafile;windows_formatname=&quot;GDIMetaFile&quot;"/>
  <manifest:file-entry manifest:full-path="ObjectReplacements/Formula-79" manifest:media-type="application/x-openoffice-gdimetafile;windows_formatname=&quot;GDIMetaFile&quot;"/>
  <manifest:file-entry manifest:full-path="ObjectReplacements/Formula-28" manifest:media-type="application/x-openoffice-gdimetafile;windows_formatname=&quot;GDIMetaFile&quot;"/>
  <manifest:file-entry manifest:full-path="ObjectReplacements/Formula-29" manifest:media-type="application/x-openoffice-gdimetafile;windows_formatname=&quot;GDIMetaFile&quot;"/>
  <manifest:file-entry manifest:full-path="ObjectReplacements/Formula-32" manifest:media-type="application/x-openoffice-gdimetafile;windows_formatname=&quot;GDIMetaFile&quot;"/>
  <manifest:file-entry manifest:full-path="ObjectReplacements/Formula-39" manifest:media-type="application/x-openoffice-gdimetafile;windows_formatname=&quot;GDIMetaFile&quot;"/>
  <manifest:file-entry manifest:full-path="ObjectReplacements/Formula-80" manifest:media-type="application/x-openoffice-gdimetafile;windows_formatname=&quot;GDIMetaFile&quot;"/>
  <manifest:file-entry manifest:full-path="ObjectReplacements/Formula-35" manifest:media-type="application/x-openoffice-gdimetafile;windows_formatname=&quot;GDIMetaFile&quot;"/>
  <manifest:file-entry manifest:full-path="ObjectReplacements/Formula-37" manifest:media-type="application/x-openoffice-gdimetafile;windows_formatname=&quot;GDIMetaFile&quot;"/>
  <manifest:file-entry manifest:full-path="ObjectReplacements/Formula-40" manifest:media-type="application/x-openoffice-gdimetafile;windows_formatname=&quot;GDIMetaFile&quot;"/>
  <manifest:file-entry manifest:full-path="ObjectReplacements/Formula-46" manifest:media-type="application/x-openoffice-gdimetafile;windows_formatname=&quot;GDIMetaFile&quot;"/>
  <manifest:file-entry manifest:full-path="ObjectReplacements/Formula-54" manifest:media-type="application/x-openoffice-gdimetafile;windows_formatname=&quot;GDIMetaFile&quot;"/>
  <manifest:file-entry manifest:full-path="ObjectReplacements/Formula-86" manifest:media-type="application/x-openoffice-gdimetafile;windows_formatname=&quot;GDIMetaFile&quot;"/>
  <manifest:file-entry manifest:full-path="ObjectReplacements/Formula-56" manifest:media-type="application/x-openoffice-gdimetafile;windows_formatname=&quot;GDIMetaFile&quot;"/>
  <manifest:file-entry manifest:full-path="ObjectReplacements/Formula-59" manifest:media-type="application/x-openoffice-gdimetafile;windows_formatname=&quot;GDIMetaFile&quot;"/>
  <manifest:file-entry manifest:full-path="ObjectReplacements/Formula-90" manifest:media-type="application/x-openoffice-gdimetafile;windows_formatname=&quot;GDIMetaFile&quot;"/>
  <manifest:file-entry manifest:full-path="ObjectReplacements/Formula-63" manifest:media-type="application/x-openoffice-gdimetafile;windows_formatname=&quot;GDIMetaFile&quot;"/>
  <manifest:file-entry manifest:full-path="ObjectReplacements/Formula-74" manifest:media-type="application/x-openoffice-gdimetafile;windows_formatname=&quot;GDIMetaFile&quot;"/>
  <manifest:file-entry manifest:full-path="ObjectReplacements/Formula-65" manifest:media-type="application/x-openoffice-gdimetafile;windows_formatname=&quot;GDIMetaFile&quot;"/>
  <manifest:file-entry manifest:full-path="ObjectReplacements/Formula-64" manifest:media-type="application/x-openoffice-gdimetafile;windows_formatname=&quot;GDIMetaFile&quot;"/>
  <manifest:file-entry manifest:full-path="ObjectReplacements/Formula-67" manifest:media-type="application/x-openoffice-gdimetafile;windows_formatname=&quot;GDIMetaFile&quot;"/>
  <manifest:file-entry manifest:full-path="ObjectReplacements/Formula-53" manifest:media-type="application/x-openoffice-gdimetafile;windows_formatname=&quot;GDIMetaFile&quot;"/>
  <manifest:file-entry manifest:full-path="ObjectReplacements/Formula-95" manifest:media-type="application/x-openoffice-gdimetafile;windows_formatname=&quot;GDIMetaFile&quot;"/>
  <manifest:file-entry manifest:full-path="ObjectReplacements/Formula-69" manifest:media-type="application/x-openoffice-gdimetafile;windows_formatname=&quot;GDIMetaFile&quot;"/>
  <manifest:file-entry manifest:full-path="ObjectReplacements/Formula-66" manifest:media-type="application/x-openoffice-gdimetafile;windows_formatname=&quot;GDIMetaFile&quot;"/>
  <manifest:file-entry manifest:full-path="ObjectReplacements/Formula-68" manifest:media-type="application/x-openoffice-gdimetafile;windows_formatname=&quot;GDIMetaFile&quot;"/>
  <manifest:file-entry manifest:full-path="ObjectReplacements/Formula-72" manifest:media-type="application/x-openoffice-gdimetafile;windows_formatname=&quot;GDIMetaFile&quot;"/>
  <manifest:file-entry manifest:full-path="ObjectReplacements/Formula-83" manifest:media-type="application/x-openoffice-gdimetafile;windows_formatname=&quot;GDIMetaFile&quot;"/>
  <manifest:file-entry manifest:full-path="ObjectReplacements/Formula-73" manifest:media-type="application/x-openoffice-gdimetafile;windows_formatname=&quot;GDIMetaFile&quot;"/>
  <manifest:file-entry manifest:full-path="ObjectReplacements/Formula-76" manifest:media-type="application/x-openoffice-gdimetafile;windows_formatname=&quot;GDIMetaFile&quot;"/>
  <manifest:file-entry manifest:full-path="ObjectReplacements/Formula-78" manifest:media-type="application/x-openoffice-gdimetafile;windows_formatname=&quot;GDIMetaFile&quot;"/>
  <manifest:file-entry manifest:full-path="ObjectReplacements/Formula-89" manifest:media-type="application/x-openoffice-gdimetafile;windows_formatname=&quot;GDIMetaFile&quot;"/>
  <manifest:file-entry manifest:full-path="ObjectReplacements/Formula-62" manifest:media-type="application/x-openoffice-gdimetafile;windows_formatname=&quot;GDIMetaFile&quot;"/>
  <manifest:file-entry manifest:full-path="ObjectReplacements/Formula-84" manifest:media-type="application/x-openoffice-gdimetafile;windows_formatname=&quot;GDIMetaFile&quot;"/>
  <manifest:file-entry manifest:full-path="ObjectReplacements/Formula-45" manifest:media-type="application/x-openoffice-gdimetafile;windows_formatname=&quot;GDIMetaFile&quot;"/>
  <manifest:file-entry manifest:full-path="ObjectReplacements/Formula-91" manifest:media-type="application/x-openoffice-gdimetafile;windows_formatname=&quot;GDIMetaFile&quot;"/>
  <manifest:file-entry manifest:full-path="ObjectReplacements/Formula-75" manifest:media-type="application/x-openoffice-gdimetafile;windows_formatname=&quot;GDIMetaFile&quot;"/>
  <manifest:file-entry manifest:full-path="ObjectReplacements/Formula-92" manifest:media-type="application/x-openoffice-gdimetafile;windows_formatname=&quot;GDIMetaFile&quot;"/>
  <manifest:file-entry manifest:full-path="ObjectReplacements/Formula-93" manifest:media-type="application/x-openoffice-gdimetafile;windows_formatname=&quot;GDIMetaFile&quot;"/>
  <manifest:file-entry manifest:full-path="ObjectReplacements/Formula-42" manifest:media-type="application/x-openoffice-gdimetafile;windows_formatname=&quot;GDIMetaFile&quot;"/>
  <manifest:file-entry manifest:full-path="ObjectReplacements/Formula-9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fr1" style:family="graphic" style:parent-style-name="OLE">
      <style:graphic-properties style:vertical-pos="top" style:vertical-rel="baseline"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terial and methods</text:p>
      <text:h text:style-name="Heading_20_1" text:outline-level="1">Result section : Modeling Nucleosome reorganization after damages</text:h>
      <text:p text:style-name="First_20_paragraph">To estimate the nucleosome reorganization following DNA damages, we built a model where redistribution can be due either to chromatin de-compaction or nucleosome sliding along the chromatin or both of them. Because the sliding loss is inaccessible experimentally, we use the model to assess the relative contribution of these two processes to nucleosomes eviction from the region of interest (ROI).</text:p>
      <text:p text:style-name="Text_20_body">The model (presented in Material and methods) follows the DNA <draw:frame draw:style-name="fr1" draw:name="1" text:anchor-type="as-char" svg:width="0.4654in" svg:height="0.1992in" draw:z-index="0"><draw:object xlink:href="./Formula-0" xlink:type="simple" xlink:show="embed" xlink:actuate="onLoad"/><draw:image xlink:href="./ObjectReplacements/Formula-0" xlink:type="simple" xlink:show="embed" xlink:actuate="onLoad"/></draw:frame> and nucleosome <draw:frame draw:style-name="fr1" draw:name="2" text:anchor-type="as-char" svg:width="0.4571in" svg:height="0.1992in" draw:z-index="1"><draw:object xlink:href="./Formula-1" xlink:type="simple" xlink:show="embed" xlink:actuate="onLoad"/><draw:image xlink:href="./ObjectReplacements/Formula-1" xlink:type="simple" xlink:show="embed" xlink:actuate="onLoad"/></draw:frame> fraction of signal loss from ROI and for a given UV does <draw:frame draw:style-name="fr1" draw:name="3" text:anchor-type="as-char" svg:width="0.2161in" svg:height="0.1839in" draw:z-index="2"><draw:object xlink:href="./Formula-2" xlink:type="simple" xlink:show="embed" xlink:actuate="onLoad"/><draw:image xlink:href="./ObjectReplacements/Formula-2" xlink:type="simple" xlink:show="embed" xlink:actuate="onLoad"/></draw:frame>, which are calibrated from the measured H3.3 signal loss and DNA signal loss respectively (Fig. 3A-D). As result, we found that a large fraction of nucleosomes which is UV-dose dependent are sliding away from the ROI (see Fig. XXX).</text:p>
      <text:p text:style-name="Text_20_body">We conclude that 56% of nucleosome redistribution is due to sliding.</text:p>
      <text:h text:style-name="Heading_20_1" text:outline-level="1">Material and methods: Modeling histones redistribution following UV damages</text:h>
      <text:p text:style-name="First_20_paragraph">We present here a coarse-grained model for nucleosomes and chromatin re-organization following UV damages. At steady-state, nucleosomes are modeled as fixed beads located on the chromatin, itself modeled as a one dimensional unstructured wire. We use the model to study the relaxation of the chromatin and nucleosomes to a steady state, measured after 15 minutes.</text:p>
      <text:h text:style-name="Heading_20_2" text:outline-level="2">Dynamics of histones following UV damages in the region of interest</text:h>
      <text:p text:style-name="First_20_paragraph">Following the experimental protocol, the initial damage circular region (IDR) induced by the laser beam is centered around the focal point (origin of the coordinates), with an exposure time <draw:frame draw:style-name="fr1" draw:name="4" text:anchor-type="as-char" svg:width="0.9661in" svg:height="0.1898in" draw:z-index="3"><draw:object xlink:href="./Formula-3" xlink:type="simple" xlink:show="embed" xlink:actuate="onLoad"/><draw:image xlink:href="./ObjectReplacements/Formula-3" xlink:type="simple" xlink:show="embed" xlink:actuate="onLoad"/></draw:frame> ms. Following this laser induction, because the tagged damage points region increases and reaches it maximal size after 15 minutes, this domain is defined as the ROI, see also the empirical definition in XXX. Our goal is to estimate the amount of DNA and nucleosomes that has left this region. We assume that the loss of DNA and nucleosomes signal is due to two mechanisms: one is nucleosome sliding along the chromatin and outward in the direction of the ROI’s boundary, and the second is chromatin expansion or unfolding.</text:p>
      <text:p text:style-name="Text_20_body">First, the nucleosomes involved in sliding are those that contained damaged DNA wrapped around them. In this model, a nucleosome cannot detach from the chromatin or pass through another one. The exact mechanism of motion is not considered here because we will only consider the steady-state final position, defined at 15 minutes post UVC. Note that there is no limitation in the distance that histones can slide. In the second mechanism, nucleosome and DNA <text:soft-page-break/>are lost in equal proportion due to DNA unwrapping (Fig. 3XXX). Note that due to expansion of chromatin, the DNA and nucleosomes located in the annulus between the ROI and IDR is going to be extruded from the ROI.</text:p>
      <text:p text:style-name="Text_20_body">In the model, due to the radial symmetry, we consider that chromatin is a single wire of total length <draw:frame draw:style-name="fr1" draw:name="5" text:anchor-type="as-char" svg:width="0.1299in" svg:height="0.1839in" draw:z-index="4"><draw:object xlink:href="./Formula-4" xlink:type="simple" xlink:show="embed" xlink:actuate="onLoad"/><draw:image xlink:href="./ObjectReplacements/Formula-4" xlink:type="simple" xlink:show="embed" xlink:actuate="onLoad"/></draw:frame>, with one end fixed at the origin and the other at the boundary of the <draw:frame draw:style-name="fr1" draw:name="6" text:anchor-type="as-char" svg:width="0.4437in" svg:height="0.1839in" draw:z-index="5"><draw:object xlink:href="./Formula-5" xlink:type="simple" xlink:show="embed" xlink:actuate="onLoad"/><draw:image xlink:href="./ObjectReplacements/Formula-5" xlink:type="simple" xlink:show="embed" xlink:actuate="onLoad"/></draw:frame> of radius <draw:frame draw:style-name="fr1" draw:name="7" text:anchor-type="as-char" svg:width="0.25in" svg:height="0.2091in" draw:z-index="6"><draw:object xlink:href="./Formula-6" xlink:type="simple" xlink:show="embed" xlink:actuate="onLoad"/><draw:image xlink:href="./ObjectReplacements/Formula-6" xlink:type="simple" xlink:show="embed" xlink:actuate="onLoad"/></draw:frame>. There are <draw:frame draw:style-name="fr1" draw:name="8" text:anchor-type="as-char" svg:width="0.2701in" svg:height="0.2091in" draw:z-index="7"><draw:object xlink:href="./Formula-7" xlink:type="simple" xlink:show="embed" xlink:actuate="onLoad"/><draw:image xlink:href="./ObjectReplacements/Formula-7" xlink:type="simple" xlink:show="embed" xlink:actuate="onLoad"/></draw:frame> histones on this chromatin wire. The ROI region is considered to be a ball of radius <draw:frame draw:style-name="fr1" draw:name="9" text:anchor-type="as-char" svg:width="0.6543in" svg:height="0.2126in" draw:z-index="8"><draw:object xlink:href="./Formula-8" xlink:type="simple" xlink:show="embed" xlink:actuate="onLoad"/><draw:image xlink:href="./ObjectReplacements/Formula-8" xlink:type="simple" xlink:show="embed" xlink:actuate="onLoad"/></draw:frame>, with <draw:frame draw:style-name="fr1" draw:name="10" text:anchor-type="as-char" svg:width="0.6665in" svg:height="0.1992in" draw:z-index="9"><draw:object xlink:href="./Formula-9" xlink:type="simple" xlink:show="embed" xlink:actuate="onLoad"/><draw:image xlink:href="./ObjectReplacements/Formula-9" xlink:type="simple" xlink:show="embed" xlink:actuate="onLoad"/></draw:frame>, and <draw:frame draw:style-name="fr1" draw:name="11" text:anchor-type="as-char" svg:width="0.2161in" svg:height="0.1839in" draw:z-index="10"><draw:object xlink:href="./Formula-10" xlink:type="simple" xlink:show="embed" xlink:actuate="onLoad"/><draw:image xlink:href="./ObjectReplacements/Formula-10" xlink:type="simple" xlink:show="embed" xlink:actuate="onLoad"/></draw:frame> the UV-dose. In the ROI at 15 minutes, we are left with <draw:frame draw:style-name="fr1" draw:name="12" text:anchor-type="as-char" svg:width="0.5063in" svg:height="0.1992in" draw:z-index="11"><draw:object xlink:href="./Formula-11" xlink:type="simple" xlink:show="embed" xlink:actuate="onLoad"/><draw:image xlink:href="./ObjectReplacements/Formula-11" xlink:type="simple" xlink:show="embed" xlink:actuate="onLoad"/></draw:frame> nucleosomes, reflecting that nucleosomes are leaving the ROI due to sliding.</text:p>
      <text:h text:style-name="Heading_20_2" text:outline-level="2">Fraction of DNA and nucleosomes loss </text:h>
      <text:p text:style-name="First_20_paragraph">We shall now compute the fraction of DNA loss (resp. nucleosomes) <draw:frame draw:style-name="fr1" draw:name="13" text:anchor-type="as-char" svg:width="0.4654in" svg:height="0.1992in" draw:z-index="12"><draw:object xlink:href="./Formula-12" xlink:type="simple" xlink:show="embed" xlink:actuate="onLoad"/><draw:image xlink:href="./ObjectReplacements/Formula-12" xlink:type="simple" xlink:show="embed" xlink:actuate="onLoad"/></draw:frame> (resp. <draw:frame draw:style-name="fr1" draw:name="14" text:anchor-type="as-char" svg:width="0.4571in" svg:height="0.1992in" draw:z-index="13"><draw:object xlink:href="./Formula-13" xlink:type="simple" xlink:show="embed" xlink:actuate="onLoad"/><draw:image xlink:href="./ObjectReplacements/Formula-13" xlink:type="simple" xlink:show="embed" xlink:actuate="onLoad"/></draw:frame>) in the ROI 15 minutes post UVC. By construction, <draw:frame draw:style-name="fr1" draw:name="15" text:anchor-type="as-char" svg:width="0.4654in" svg:height="0.1992in" draw:z-index="14"><draw:object xlink:href="./Formula-14" xlink:type="simple" xlink:show="embed" xlink:actuate="onLoad"/><draw:image xlink:href="./ObjectReplacements/Formula-14" xlink:type="simple" xlink:show="embed" xlink:actuate="onLoad"/></draw:frame> is given by the ratio of the amount of DNA in the annulus between <draw:frame draw:style-name="fr1" draw:name="16" text:anchor-type="as-char" svg:width="0.25in" svg:height="0.2091in" draw:z-index="15"><draw:object xlink:href="./Formula-15" xlink:type="simple" xlink:show="embed" xlink:actuate="onLoad"/><draw:image xlink:href="./ObjectReplacements/Formula-15" xlink:type="simple" xlink:show="embed" xlink:actuate="onLoad"/></draw:frame> and the ROI to the total amount in the ROI, while <draw:frame draw:style-name="fr1" draw:name="17" text:anchor-type="as-char" svg:width="0.4571in" svg:height="0.1992in" draw:z-index="16"><draw:object xlink:href="./Formula-16" xlink:type="simple" xlink:show="embed" xlink:actuate="onLoad"/><draw:image xlink:href="./ObjectReplacements/Formula-16" xlink:type="simple" xlink:show="embed" xlink:actuate="onLoad"/></draw:frame> is the sum of the nucleosomes that have been translocated with the DNA plus the ones that are sliding out, resulting in the following formula</text:p>
      <text:p text:style-name="Text_20_body"><draw:frame draw:style-name="fr2" draw:name="18" text:anchor-type="paragraph" svg:width="2.1744in" svg:height="0.902in" draw:z-index="17"><draw:object xlink:href="./Formula-17" xlink:type="simple" xlink:show="embed" xlink:actuate="onLoad"/><draw:image xlink:href="./ObjectReplacements/Formula-17" xlink:type="simple" xlink:show="embed" xlink:actuate="onLoad"/></draw:frame></text:p>
      <text:p text:style-name="Text_20_body">Our main goal is to estimate the fraction <draw:frame draw:style-name="fr1" draw:name="19" text:anchor-type="as-char" svg:width="0.978in" svg:height="0.1992in" draw:z-index="18"><draw:object xlink:href="./Formula-18" xlink:type="simple" xlink:show="embed" xlink:actuate="onLoad"/><draw:image xlink:href="./ObjectReplacements/Formula-18" xlink:type="simple" xlink:show="embed" xlink:actuate="onLoad"/></draw:frame> of lost nucleosomes due to sliding, we will now construct a model for computing the functions <draw:frame draw:style-name="fr1" draw:name="20" text:anchor-type="as-char" svg:width="0.4717in" svg:height="0.1992in" draw:z-index="19"><draw:object xlink:href="./Formula-19" xlink:type="simple" xlink:show="embed" xlink:actuate="onLoad"/><draw:image xlink:href="./ObjectReplacements/Formula-19" xlink:type="simple" xlink:show="embed" xlink:actuate="onLoad"/></draw:frame> and <draw:frame draw:style-name="fr1" draw:name="21" text:anchor-type="as-char" svg:width="0.5063in" svg:height="0.1992in" draw:z-index="20"><draw:object xlink:href="./Formula-20" xlink:type="simple" xlink:show="embed" xlink:actuate="onLoad"/><draw:image xlink:href="./ObjectReplacements/Formula-20" xlink:type="simple" xlink:show="embed" xlink:actuate="onLoad"/></draw:frame>.</text:p>
      <text:h text:style-name="Heading_20_2" text:outline-level="2">Deriving the function <draw:frame draw:style-name="fr1" draw:name="22" text:anchor-type="as-char" svg:width="0.4201in" svg:height="0.1992in" draw:z-index="21"><draw:object xlink:href="./Formula-21" xlink:type="simple" xlink:show="embed" xlink:actuate="onLoad"/><draw:image xlink:href="./ObjectReplacements/Formula-21" xlink:type="simple" xlink:show="embed" xlink:actuate="onLoad"/></draw:frame> and <draw:frame draw:style-name="fr1" draw:name="23" text:anchor-type="as-char" svg:width="0.4547in" svg:height="0.1992in" draw:z-index="22"><draw:object xlink:href="./Formula-22" xlink:type="simple" xlink:show="embed" xlink:actuate="onLoad"/><draw:image xlink:href="./ObjectReplacements/Formula-22" xlink:type="simple" xlink:show="embed" xlink:actuate="onLoad"/></draw:frame> from the dynamics of loss</text:h>
      <text:p text:style-name="First_20_paragraph">We follow in time, the number of nucleosomes <draw:frame draw:style-name="fr1" draw:name="24" text:anchor-type="as-char" svg:width="0.428in" svg:height="0.1992in" draw:z-index="23"><draw:object xlink:href="./Formula-23" xlink:type="simple" xlink:show="embed" xlink:actuate="onLoad"/><draw:image xlink:href="./ObjectReplacements/Formula-23" xlink:type="simple" xlink:show="embed" xlink:actuate="onLoad"/></draw:frame> in IDR, where the average number per chromatin length is <draw:frame draw:style-name="fr1" draw:name="25" text:anchor-type="as-char" svg:width="0.5457in" svg:height="0.1992in" draw:z-index="24"><draw:object xlink:href="./Formula-24" xlink:type="simple" xlink:show="embed" xlink:actuate="onLoad"/><draw:image xlink:href="./ObjectReplacements/Formula-24" xlink:type="simple" xlink:show="embed" xlink:actuate="onLoad"/></draw:frame>. The average number of damages <draw:frame draw:style-name="fr1" draw:name="26" text:anchor-type="as-char" svg:width="0.2154in" svg:height="0.2945in" draw:z-index="25"><draw:object xlink:href="./Formula-25" xlink:type="simple" xlink:show="embed" xlink:actuate="onLoad"/><draw:image xlink:href="./ObjectReplacements/Formula-25" xlink:type="simple" xlink:show="embed" xlink:actuate="onLoad"/></draw:frame> per chromatin length and <draw:frame draw:style-name="fr1" draw:name="27" text:anchor-type="as-char" svg:width="0.3929in" svg:height="0.1992in" draw:z-index="26"><draw:object xlink:href="./Formula-26" xlink:type="simple" xlink:show="embed" xlink:actuate="onLoad"/><draw:image xlink:href="./ObjectReplacements/Formula-26" xlink:type="simple" xlink:show="embed" xlink:actuate="onLoad"/></draw:frame>, the scaling factor for the radius of IDR, are used to derive the rate equations.</text:p>
      <text:p text:style-name="Text_20_body">Although the exact mechanism by which nucleosomes are lost is not known, we assume here that the number of nucleosomes left in the DR, <draw:frame draw:style-name="fr1" draw:name="28" text:anchor-type="as-char" svg:width="0.428in" svg:height="0.1992in" draw:z-index="27"><draw:object xlink:href="./Formula-27" xlink:type="simple" xlink:show="embed" xlink:actuate="onLoad"/><draw:image xlink:href="./ObjectReplacements/Formula-27" xlink:type="simple" xlink:show="embed" xlink:actuate="onLoad"/></draw:frame>, is a first-order process, proportional to the DNA-damages <draw:frame draw:style-name="fr1" draw:name="29" text:anchor-type="as-char" svg:width="0.248in" svg:height="0.5035in" draw:z-index="28"><draw:object xlink:href="./Formula-28" xlink:type="simple" xlink:show="embed" xlink:actuate="onLoad"/><draw:image xlink:href="./ObjectReplacements/Formula-28" xlink:type="simple" xlink:show="embed" xlink:actuate="onLoad"/></draw:frame> per nucleosome.</text:p>
      <text:p text:style-name="Text_20_body"><draw:frame draw:style-name="fr2" draw:name="30" text:anchor-type="paragraph" svg:width="4.1925in" svg:height="1.0307in" draw:z-index="29"><draw:object xlink:href="./Formula-29" xlink:type="simple" xlink:show="embed" xlink:actuate="onLoad"/><draw:image xlink:href="./ObjectReplacements/Formula-29" xlink:type="simple" xlink:show="embed" xlink:actuate="onLoad"/></draw:frame></text:p>
      <text:p text:style-name="Text_20_body">with <draw:frame draw:style-name="fr1" draw:name="31" text:anchor-type="as-char" svg:width="0.2126in" svg:height="0.2091in" draw:z-index="30"><draw:object xlink:href="./Formula-30" xlink:type="simple" xlink:show="embed" xlink:actuate="onLoad"/><draw:image xlink:href="./ObjectReplacements/Formula-30" xlink:type="simple" xlink:show="embed" xlink:actuate="onLoad"/></draw:frame> the rate constant of depletion from the damage region (DR) due to sliding. For an initial number <draw:frame draw:style-name="fr1" draw:name="32" text:anchor-type="as-char" svg:width="0.7862in" svg:height="0.2126in" draw:z-index="31"><draw:object xlink:href="./Formula-31" xlink:type="simple" xlink:show="embed" xlink:actuate="onLoad"/><draw:image xlink:href="./ObjectReplacements/Formula-31" xlink:type="simple" xlink:show="embed" xlink:actuate="onLoad"/></draw:frame>, the solution is</text:p>
      <text:p text:style-name="Text_20_body"><draw:frame draw:style-name="fr2" draw:name="33" text:anchor-type="paragraph" svg:width="1.739in" svg:height="0.528in" draw:z-index="32"><draw:object xlink:href="./Formula-32" xlink:type="simple" xlink:show="embed" xlink:actuate="onLoad"/><draw:image xlink:href="./ObjectReplacements/Formula-32" xlink:type="simple" xlink:show="embed" xlink:actuate="onLoad"/></draw:frame><text:soft-page-break/></text:p>
      <text:p text:style-name="Text_20_body">Note that <draw:frame draw:style-name="fr1" draw:name="34" text:anchor-type="as-char" svg:width="0.428in" svg:height="0.1992in" draw:z-index="33"><draw:object xlink:href="./Formula-33" xlink:type="simple" xlink:show="embed" xlink:actuate="onLoad"/><draw:image xlink:href="./ObjectReplacements/Formula-33" xlink:type="simple" xlink:show="embed" xlink:actuate="onLoad"/></draw:frame> represents the number of nucleosomes left on the expanding chromatin wire, starting at the IDR, which contains the damage DNA and nucleosomes, characterized by a radius <draw:frame draw:style-name="fr1" draw:name="35" text:anchor-type="as-char" svg:width="0.5756in" svg:height="0.2126in" draw:z-index="34"><draw:object xlink:href="./Formula-34" xlink:type="simple" xlink:show="embed" xlink:actuate="onLoad"/><draw:image xlink:href="./ObjectReplacements/Formula-34" xlink:type="simple" xlink:show="embed" xlink:actuate="onLoad"/></draw:frame>, but the chromatin length stays constant (equals to <draw:frame draw:style-name="fr1" draw:name="36" text:anchor-type="as-char" svg:width="0.1299in" svg:height="0.1839in" draw:z-index="35"><draw:object xlink:href="./Formula-35" xlink:type="simple" xlink:show="embed" xlink:actuate="onLoad"/><draw:image xlink:href="./ObjectReplacements/Formula-35" xlink:type="simple" xlink:show="embed" xlink:actuate="onLoad"/></draw:frame>) in such domain. To compute the dynamics of <draw:frame draw:style-name="fr1" draw:name="37" text:anchor-type="as-char" svg:width="0.5756in" svg:height="0.2126in" draw:z-index="36"><draw:object xlink:href="./Formula-36" xlink:type="simple" xlink:show="embed" xlink:actuate="onLoad"/><draw:image xlink:href="./ObjectReplacements/Formula-36" xlink:type="simple" xlink:show="embed" xlink:actuate="onLoad"/></draw:frame>, we assume that the increase of the DR is directly proportional to the loss of nucleosomes, which is the flux of nucleosomes out of the DR at time <draw:frame draw:style-name="fr1" draw:name="38" text:anchor-type="as-char" svg:width="0.1374in" svg:height="0.1839in" draw:z-index="37"><draw:object xlink:href="./Formula-37" xlink:type="simple" xlink:show="embed" xlink:actuate="onLoad"/><draw:image xlink:href="./ObjectReplacements/Formula-37" xlink:type="simple" xlink:show="embed" xlink:actuate="onLoad"/></draw:frame>,</text:p>
      <text:p text:style-name="Text_20_body"><draw:frame draw:style-name="fr2" draw:name="39" text:anchor-type="paragraph" svg:width="1.4728in" svg:height="0.4083in" draw:z-index="38"><draw:object xlink:href="./Formula-38" xlink:type="simple" xlink:show="embed" xlink:actuate="onLoad"/><draw:image xlink:href="./ObjectReplacements/Formula-38" xlink:type="simple" xlink:show="embed" xlink:actuate="onLoad"/></draw:frame></text:p>
      <text:p text:style-name="Text_20_body">where <draw:frame draw:style-name="fr1" draw:name="40" text:anchor-type="as-char" svg:width="0.2366in" svg:height="0.2752in" draw:z-index="39"><draw:object xlink:href="./Formula-39" xlink:type="simple" xlink:show="embed" xlink:actuate="onLoad"/><draw:image xlink:href="./ObjectReplacements/Formula-39" xlink:type="simple" xlink:show="embed" xlink:actuate="onLoad"/></draw:frame> is a constant and with the initial condition <draw:frame draw:style-name="fr1" draw:name="41" text:anchor-type="as-char" svg:width="0.6457in" svg:height="0.1992in" draw:z-index="40"><draw:object xlink:href="./Formula-40" xlink:type="simple" xlink:show="embed" xlink:actuate="onLoad"/><draw:image xlink:href="./ObjectReplacements/Formula-40" xlink:type="simple" xlink:show="embed" xlink:actuate="onLoad"/></draw:frame>, we find</text:p>
      <text:p text:style-name="Text_20_body"><draw:frame draw:style-name="fr2" draw:name="42" text:anchor-type="paragraph" svg:width="2.4626in" svg:height="0.528in" draw:z-index="41"><draw:object xlink:href="./Formula-41" xlink:type="simple" xlink:show="embed" xlink:actuate="onLoad"/><draw:image xlink:href="./ObjectReplacements/Formula-41" xlink:type="simple" xlink:show="embed" xlink:actuate="onLoad"/></draw:frame></text:p>
      <text:p text:style-name="Text_20_body">where <draw:frame draw:style-name="fr1" draw:name="43" text:anchor-type="as-char" svg:width="0.7929in" svg:height="0.3193in" draw:z-index="42"><draw:object xlink:href="./Formula-42" xlink:type="simple" xlink:show="embed" xlink:actuate="onLoad"/><draw:image xlink:href="./ObjectReplacements/Formula-42" xlink:type="simple" xlink:show="embed" xlink:actuate="onLoad"/></draw:frame>. We interpret the increase IDR as follows: while nucleosomes are sliding outside, repair proteins are invading and then binding at sites of DNA damages. The accumulation of these proteins are producing force on the chromatin that result in the radial outward expansion. In our model, the amount of repair proteins is directly proportional to the number of exposed damage points, which is also proportional to the number of nucleosome in the damage region.</text:p>
      <text:p text:style-name="Text_20_body">We can now use these derivations to compute the fraction of DNA and nucleosome loss. The fraction of histone loss at time <draw:frame draw:style-name="fr1" draw:name="44" text:anchor-type="as-char" svg:width="0.1374in" svg:height="0.1839in" draw:z-index="43"><draw:object xlink:href="./Formula-43" xlink:type="simple" xlink:show="embed" xlink:actuate="onLoad"/><draw:image xlink:href="./ObjectReplacements/Formula-43" xlink:type="simple" xlink:show="embed" xlink:actuate="onLoad"/></draw:frame> is given by</text:p>
      <text:p text:style-name="Text_20_body"><draw:frame draw:style-name="fr2" draw:name="45" text:anchor-type="paragraph" svg:width="2.8165in" svg:height="0.4492in" draw:z-index="44"><draw:object xlink:href="./Formula-44" xlink:type="simple" xlink:show="embed" xlink:actuate="onLoad"/><draw:image xlink:href="./ObjectReplacements/Formula-44" xlink:type="simple" xlink:show="embed" xlink:actuate="onLoad"/></draw:frame></text:p>
      <text:p text:style-name="Text_20_body">Substituting expressions [eq:NumHistones]-[eq:expansionFactor] into [eq:histoneLoss] and fixing the time to <draw:frame draw:style-name="fr1" draw:name="46" text:anchor-type="as-char" svg:width="0.3807in" svg:height="0.2091in" draw:z-index="45"><draw:object xlink:href="./Formula-45" xlink:type="simple" xlink:show="embed" xlink:actuate="onLoad"/><draw:image xlink:href="./ObjectReplacements/Formula-45" xlink:type="simple" xlink:show="embed" xlink:actuate="onLoad"/></draw:frame> at saturation, we obtain</text:p>
      <text:p text:style-name="Text_20_body"><draw:frame draw:style-name="fr2" draw:name="47" text:anchor-type="paragraph" svg:width="2.7673in" svg:height="1.0807in" draw:z-index="46"><draw:object xlink:href="./Formula-46" xlink:type="simple" xlink:show="embed" xlink:actuate="onLoad"/><draw:image xlink:href="./ObjectReplacements/Formula-46" xlink:type="simple" xlink:show="embed" xlink:actuate="onLoad"/></draw:frame></text:p>
      <text:h text:style-name="Heading_20_2" text:outline-level="2">Dependency on UV dose and final expression for the nucleosomes <draw:frame draw:style-name="fr1" draw:name="48" text:anchor-type="as-char" svg:width="0.1661in" svg:height="0.1839in" draw:z-index="47"><draw:object xlink:href="./Formula-47" xlink:type="simple" xlink:show="embed" xlink:actuate="onLoad"/><draw:image xlink:href="./ObjectReplacements/Formula-47" xlink:type="simple" xlink:show="embed" xlink:actuate="onLoad"/></draw:frame> and DNA <draw:frame draw:style-name="fr1" draw:name="49" text:anchor-type="as-char" svg:width="0.1744in" svg:height="0.1839in" draw:z-index="48"><draw:object xlink:href="./Formula-48" xlink:type="simple" xlink:show="embed" xlink:actuate="onLoad"/><draw:image xlink:href="./ObjectReplacements/Formula-48" xlink:type="simple" xlink:show="embed" xlink:actuate="onLoad"/></draw:frame> loss</text:h>
      <text:p text:style-name="First_20_paragraph">The number of damages <draw:frame draw:style-name="fr1" draw:name="50" text:anchor-type="as-char" svg:width="0.2154in" svg:height="0.2945in" draw:z-index="49"><draw:object xlink:href="./Formula-49" xlink:type="simple" xlink:show="embed" xlink:actuate="onLoad"/><draw:image xlink:href="./ObjectReplacements/Formula-49" xlink:type="simple" xlink:show="embed" xlink:actuate="onLoad"/></draw:frame> increases with the UV dose, but decreases with the distance from the laser’s focal point. To obtain an exact expression for <draw:frame draw:style-name="fr1" draw:name="51" text:anchor-type="as-char" svg:width="0.2154in" svg:height="0.2945in" draw:z-index="50"><draw:object xlink:href="./Formula-50" xlink:type="simple" xlink:show="embed" xlink:actuate="onLoad"/><draw:image xlink:href="./ObjectReplacements/Formula-50" xlink:type="simple" xlink:show="embed" xlink:actuate="onLoad"/></draw:frame>, we use the UVC intensity <draw:frame draw:style-name="fr1" draw:name="52" text:anchor-type="as-char" svg:width="0.1583in" svg:height="0.1839in" draw:z-index="51"><draw:object xlink:href="./Formula-51" xlink:type="simple" xlink:show="embed" xlink:actuate="onLoad"/><draw:image xlink:href="./ObjectReplacements/Formula-51" xlink:type="simple" xlink:show="embed" xlink:actuate="onLoad"/></draw:frame> which <text:soft-page-break/>decays with the distance from the focal point as the inverse-square law of laser intensity: <draw:frame draw:style-name="fr1" draw:name="53" text:anchor-type="as-char" svg:width="0.5008in" svg:height="0.4165in" draw:z-index="52"><draw:object xlink:href="./Formula-52" xlink:type="simple" xlink:show="embed" xlink:actuate="onLoad"/><draw:image xlink:href="./ObjectReplacements/Formula-52" xlink:type="simple" xlink:show="embed" xlink:actuate="onLoad"/></draw:frame>, where <draw:frame draw:style-name="fr1" draw:name="54" text:anchor-type="as-char" svg:width="0.1543in" svg:height="0.1839in" draw:z-index="53"><draw:object xlink:href="./Formula-53" xlink:type="simple" xlink:show="embed" xlink:actuate="onLoad"/><draw:image xlink:href="./ObjectReplacements/Formula-53" xlink:type="simple" xlink:show="embed" xlink:actuate="onLoad"/></draw:frame> is the distance from focal point, and <draw:frame draw:style-name="fr1" draw:name="55" text:anchor-type="as-char" svg:width="0.2161in" svg:height="0.1839in" draw:z-index="54"><draw:object xlink:href="./Formula-54" xlink:type="simple" xlink:show="embed" xlink:actuate="onLoad"/><draw:image xlink:href="./ObjectReplacements/Formula-54" xlink:type="simple" xlink:show="embed" xlink:actuate="onLoad"/></draw:frame> the UV-exposure time.</text:p>
      <text:p text:style-name="Text_20_body">For a uniform DNA distribution, the amount enclosed in concentric rings around the focal point increases linearly with <draw:frame draw:style-name="fr1" draw:name="56" text:anchor-type="as-char" svg:width="0.1543in" svg:height="0.1839in" draw:z-index="55"><draw:object xlink:href="./Formula-55" xlink:type="simple" xlink:show="embed" xlink:actuate="onLoad"/><draw:image xlink:href="./ObjectReplacements/Formula-55" xlink:type="simple" xlink:show="embed" xlink:actuate="onLoad"/></draw:frame>. Therefore, the number of damages in a concentric two-dimensional ring of radius <draw:frame draw:style-name="fr1" draw:name="57" text:anchor-type="as-char" svg:width="0.1543in" svg:height="0.1839in" draw:z-index="56"><draw:object xlink:href="./Formula-56" xlink:type="simple" xlink:show="embed" xlink:actuate="onLoad"/><draw:image xlink:href="./ObjectReplacements/Formula-56" xlink:type="simple" xlink:show="embed" xlink:actuate="onLoad"/></draw:frame> and size <draw:frame draw:style-name="fr1" draw:name="58" text:anchor-type="as-char" svg:width="0.2661in" svg:height="0.1839in" draw:z-index="57"><draw:object xlink:href="./Formula-57" xlink:type="simple" xlink:show="embed" xlink:actuate="onLoad"/><draw:image xlink:href="./ObjectReplacements/Formula-57" xlink:type="simple" xlink:show="embed" xlink:actuate="onLoad"/></draw:frame> is <draw:frame draw:style-name="fr1" draw:name="59" text:anchor-type="as-char" svg:width="1.1307in" svg:height="0.4165in" draw:z-index="58"><draw:object xlink:href="./Formula-58" xlink:type="simple" xlink:show="embed" xlink:actuate="onLoad"/><draw:image xlink:href="./ObjectReplacements/Formula-58" xlink:type="simple" xlink:show="embed" xlink:actuate="onLoad"/></draw:frame>. The average of <draw:frame draw:style-name="fr1" draw:name="60" text:anchor-type="as-char" svg:width="0.2154in" svg:height="0.2945in" draw:z-index="59"><draw:object xlink:href="./Formula-59" xlink:type="simple" xlink:show="embed" xlink:actuate="onLoad"/><draw:image xlink:href="./ObjectReplacements/Formula-59" xlink:type="simple" xlink:show="embed" xlink:actuate="onLoad"/></draw:frame> in the entire circular region of radius <draw:frame draw:style-name="fr1" draw:name="61" text:anchor-type="as-char" svg:width="0.1953in" svg:height="0.1839in" draw:z-index="60"><draw:object xlink:href="./Formula-60" xlink:type="simple" xlink:show="embed" xlink:actuate="onLoad"/><draw:image xlink:href="./ObjectReplacements/Formula-60" xlink:type="simple" xlink:show="embed" xlink:actuate="onLoad"/></draw:frame> is</text:p>
      <text:p text:style-name="Text_20_body"><draw:frame draw:style-name="fr2" draw:name="62" text:anchor-type="paragraph" svg:width="2.0728in" svg:height="0.4819in" draw:z-index="61"><draw:object xlink:href="./Formula-61" xlink:type="simple" xlink:show="embed" xlink:actuate="onLoad"/><draw:image xlink:href="./ObjectReplacements/Formula-61" xlink:type="simple" xlink:show="embed" xlink:actuate="onLoad"/></draw:frame></text:p>
      <text:p text:style-name="Text_20_body">where <draw:frame draw:style-name="fr1" draw:name="63" text:anchor-type="as-char" svg:width="0.1992in" svg:height="0.1839in" draw:z-index="62"><draw:object xlink:href="./Formula-62" xlink:type="simple" xlink:show="embed" xlink:actuate="onLoad"/><draw:image xlink:href="./ObjectReplacements/Formula-62" xlink:type="simple" xlink:show="embed" xlink:actuate="onLoad"/></draw:frame> is constant. We conclude that the average number of damages per unit chromatin length is thus proportional to <draw:frame draw:style-name="fr1" draw:name="64" text:anchor-type="as-char" svg:width="0.2161in" svg:height="0.1839in" draw:z-index="63"><draw:object xlink:href="./Formula-63" xlink:type="simple" xlink:show="embed" xlink:actuate="onLoad"/><draw:image xlink:href="./ObjectReplacements/Formula-63" xlink:type="simple" xlink:show="embed" xlink:actuate="onLoad"/></draw:frame> and thus the total loss of histones at saturation time <draw:frame draw:style-name="fr1" draw:name="65" text:anchor-type="as-char" svg:width="0.1819in" svg:height="0.2091in" draw:z-index="64"><draw:object xlink:href="./Formula-64" xlink:type="simple" xlink:show="embed" xlink:actuate="onLoad"/><draw:image xlink:href="./ObjectReplacements/Formula-64" xlink:type="simple" xlink:show="embed" xlink:actuate="onLoad"/></draw:frame> depends on the UV dose and can be computed from relation [eq:totalHistoneLoss] by</text:p>
      <text:p text:style-name="Text_20_body"><draw:frame draw:style-name="fr2" draw:name="66" text:anchor-type="paragraph" svg:width="2.9091in" svg:height="0.4366in" draw:z-index="65"><draw:object xlink:href="./Formula-65" xlink:type="simple" xlink:show="embed" xlink:actuate="onLoad"/><draw:image xlink:href="./ObjectReplacements/Formula-65" xlink:type="simple" xlink:show="embed" xlink:actuate="onLoad"/></draw:frame></text:p>
      <text:p text:style-name="Text_20_body">where <draw:frame draw:style-name="fr1" draw:name="67" text:anchor-type="as-char" svg:width="0.7445in" svg:height="0.4181in" draw:z-index="66"><draw:object xlink:href="./Formula-66" xlink:type="simple" xlink:show="embed" xlink:actuate="onLoad"/><draw:image xlink:href="./ObjectReplacements/Formula-66" xlink:type="simple" xlink:show="embed" xlink:actuate="onLoad"/></draw:frame>, represent the decay of <draw:frame draw:style-name="fr1" draw:name="68" text:anchor-type="as-char" svg:width="0.1661in" svg:height="0.1839in" draw:z-index="67"><draw:object xlink:href="./Formula-67" xlink:type="simple" xlink:show="embed" xlink:actuate="onLoad"/><draw:image xlink:href="./ObjectReplacements/Formula-67" xlink:type="simple" xlink:show="embed" xlink:actuate="onLoad"/></draw:frame> with respect to the UV does and <draw:frame draw:style-name="fr1" draw:name="69" text:anchor-type="as-char" svg:width="0.7626in" svg:height="0.2091in" draw:z-index="68"><draw:object xlink:href="./Formula-68" xlink:type="simple" xlink:show="embed" xlink:actuate="onLoad"/><draw:image xlink:href="./ObjectReplacements/Formula-68" xlink:type="simple" xlink:show="embed" xlink:actuate="onLoad"/></draw:frame> is a constant. Similarly, the DNA loss at time <draw:frame draw:style-name="fr1" draw:name="70" text:anchor-type="as-char" svg:width="0.1819in" svg:height="0.2091in" draw:z-index="69"><draw:object xlink:href="./Formula-69" xlink:type="simple" xlink:show="embed" xlink:actuate="onLoad"/><draw:image xlink:href="./ObjectReplacements/Formula-69" xlink:type="simple" xlink:show="embed" xlink:actuate="onLoad"/></draw:frame> is given by</text:p>
      <text:p text:style-name="Text_20_body"><draw:frame draw:style-name="fr2" draw:name="71" text:anchor-type="paragraph" svg:width="1.2354in" svg:height="0.4217in" draw:z-index="70"><draw:object xlink:href="./Formula-70" xlink:type="simple" xlink:show="embed" xlink:actuate="onLoad"/><draw:image xlink:href="./ObjectReplacements/Formula-70" xlink:type="simple" xlink:show="embed" xlink:actuate="onLoad"/></draw:frame></text:p>
      <text:p text:style-name="Text_20_body">Using expressions [eq:expansionFactor] and [eq:dStSt], we obtain</text:p>
      <text:p text:style-name="Text_20_body"><draw:frame draw:style-name="fr2" draw:name="72" text:anchor-type="paragraph" svg:width="2.1547in" svg:height="0.4492in" draw:z-index="71"><draw:object xlink:href="./Formula-71" xlink:type="simple" xlink:show="embed" xlink:actuate="onLoad"/><draw:image xlink:href="./ObjectReplacements/Formula-71" xlink:type="simple" xlink:show="embed" xlink:actuate="onLoad"/></draw:frame></text:p>
      <text:p text:style-name="Text_20_body">which is UV dose dependent function.</text:p>
      <text:h text:style-name="Heading_20_2" text:outline-level="2">Parameter fit for <draw:frame draw:style-name="fr1" draw:name="73" text:anchor-type="as-char" svg:width="0.1661in" svg:height="0.1839in" draw:z-index="72"><draw:object xlink:href="./Formula-72" xlink:type="simple" xlink:show="embed" xlink:actuate="onLoad"/><draw:image xlink:href="./ObjectReplacements/Formula-72" xlink:type="simple" xlink:show="embed" xlink:actuate="onLoad"/></draw:frame> and DNA <draw:frame draw:style-name="fr1" draw:name="74" text:anchor-type="as-char" svg:width="0.1744in" svg:height="0.1839in" draw:z-index="73"><draw:object xlink:href="./Formula-73" xlink:type="simple" xlink:show="embed" xlink:actuate="onLoad"/><draw:image xlink:href="./ObjectReplacements/Formula-73" xlink:type="simple" xlink:show="embed" xlink:actuate="onLoad"/></draw:frame> loss</text:h>
      <text:p text:style-name="First_20_paragraph">We now use eqs. [eq:totalHiostoneLossVsUV] to fit the experimental data describing the fraction of histone loss from the ROI 15 minutes post UVC. Since <draw:frame draw:style-name="fr1" draw:name="75" text:anchor-type="as-char" svg:width="0.4654in" svg:height="0.1992in" draw:z-index="74"><draw:object xlink:href="./Formula-74" xlink:type="simple" xlink:show="embed" xlink:actuate="onLoad"/><draw:image xlink:href="./ObjectReplacements/Formula-74" xlink:type="simple" xlink:show="embed" xlink:actuate="onLoad"/></draw:frame> and <draw:frame draw:style-name="fr1" draw:name="76" text:anchor-type="as-char" svg:width="0.4571in" svg:height="0.1992in" draw:z-index="75"><draw:object xlink:href="./Formula-75" xlink:type="simple" xlink:show="embed" xlink:actuate="onLoad"/><draw:image xlink:href="./ObjectReplacements/Formula-75" xlink:type="simple" xlink:show="embed" xlink:actuate="onLoad"/></draw:frame> share similar parameters, only <draw:frame draw:style-name="fr1" draw:name="77" text:anchor-type="as-char" svg:width="0.4571in" svg:height="0.1992in" draw:z-index="76"><draw:object xlink:href="./Formula-76" xlink:type="simple" xlink:show="embed" xlink:actuate="onLoad"/><draw:image xlink:href="./ObjectReplacements/Formula-76" xlink:type="simple" xlink:show="embed" xlink:actuate="onLoad"/></draw:frame> will be used. A classical fitting procedure, where we excluded the measurement of histone loss at 100 ms UVC dose, we find</text:p>
      <text:p text:style-name="Text_20_body"><draw:frame draw:style-name="fr3" draw:name="78" text:anchor-type="paragraph" svg:width="0.711in" svg:height="0.422in" draw:z-index="77"><draw:object xlink:href="./Formula-77" xlink:type="simple" xlink:show="embed" xlink:actuate="onLoad"/><draw:image xlink:href="./ObjectReplacements/Formula-77" xlink:type="simple" xlink:show="embed" xlink:actuate="onLoad"/></draw:frame></text:p>
      <text:p text:style-name="Text_20_body">where the square error (SSE) is 0.0225 (resp. 0.0173) for <draw:frame draw:style-name="fr1" draw:name="79" text:anchor-type="as-char" svg:width="0.4571in" svg:height="0.1992in" draw:z-index="78"><draw:object xlink:href="./Formula-78" xlink:type="simple" xlink:show="embed" xlink:actuate="onLoad"/><draw:image xlink:href="./ObjectReplacements/Formula-78" xlink:type="simple" xlink:show="embed" xlink:actuate="onLoad"/></draw:frame> (resp. <draw:frame draw:style-name="fr1" draw:name="80" text:anchor-type="as-char" svg:width="0.4654in" svg:height="0.1992in" draw:z-index="79"><draw:object xlink:href="./Formula-79" xlink:type="simple" xlink:show="embed" xlink:actuate="onLoad"/><draw:image xlink:href="./ObjectReplacements/Formula-79" xlink:type="simple" xlink:show="embed" xlink:actuate="onLoad"/></draw:frame>).</text:p>
      <text:p text:style-name="Text_20_body"><text:span text:style-name="T1">Histone loss (red): experimental data (circle) versus analytical curve (continuous)</text:span><text:span text:style-name="T2">. The fit is </text:span><text:soft-page-break/><text:span text:style-name="T2">obtained from eq. [eq:totalHiostoneLossVsUV]. The parameters are </text:span><draw:frame draw:style-name="fr1" draw:name="81" text:anchor-type="as-char" svg:width="1.4063in" svg:height="0.2091in" draw:z-index="80"><draw:object xlink:href="./Formula-80" xlink:type="simple" xlink:show="embed" xlink:actuate="onLoad"/><draw:image xlink:href="./ObjectReplacements/Formula-80" xlink:type="simple" xlink:show="embed" xlink:actuate="onLoad"/></draw:frame><text:span text:style-name="T2">. These parameter are used in eq. [eq:dnaLoss] for DNA loss (green dashed curve) plotted against experimental points (green triangles).</text:span></text:p>
      <text:h text:style-name="Heading_20_2" text:outline-level="2">Fraction of nucleosome loss attributed to sliding</text:h>
      <text:p text:style-name="First_20_paragraph">Using parameters of subsection [subsection:parameterFit], we can now calculate the fraction of histones loss attributed to sliding <draw:frame draw:style-name="fr1" draw:name="82" text:anchor-type="as-char" svg:width="0.978in" svg:height="0.1992in" draw:z-index="81"><draw:object xlink:href="./Formula-81" xlink:type="simple" xlink:show="embed" xlink:actuate="onLoad"/><draw:image xlink:href="./ObjectReplacements/Formula-81" xlink:type="simple" xlink:show="embed" xlink:actuate="onLoad"/></draw:frame>. The result is show in Figure [fig:hVsUVDoseModelFit01].</text:p>
      <text:p text:style-name="Text_20_body"><text:span text:style-name="T1">Fraction </text:span><draw:frame draw:style-name="fr1" draw:name="83" text:anchor-type="as-char" svg:width="0.978in" svg:height="0.1992in" draw:z-index="82"><draw:object xlink:href="./Formula-82" xlink:type="simple" xlink:show="embed" xlink:actuate="onLoad"/><draw:image xlink:href="./ObjectReplacements/Formula-82" xlink:type="simple" xlink:show="embed" xlink:actuate="onLoad"/></draw:frame><text:span text:style-name="T1"> of histone loss attributed to sliding</text:span><text:span text:style-name="T2"> plotted against the experimental data.</text:span></text:p>
      <text:p text:style-name="Text_20_body">The fraction of histone sliding out of the DR is <draw:frame draw:style-name="fr1" draw:name="84" text:anchor-type="as-char" svg:width="1.0055in" svg:height="0.4236in" draw:z-index="83"><draw:object xlink:href="./Formula-83" xlink:type="simple" xlink:show="embed" xlink:actuate="onLoad"/><draw:image xlink:href="./ObjectReplacements/Formula-83" xlink:type="simple" xlink:show="embed" xlink:actuate="onLoad"/></draw:frame>. Figure [fig:histoneSlideFromDamageRegionComparision] shows the result of the model and a linear approximation, both capture well the increase in sliding fraction in the UV dose range of the experimental data, with near equal variations from experimental data (SSE model = 0.028, SSE linear fit= 0.039).</text:p>
      <text:p text:style-name="Text_20_body"><text:span text:style-name="T1">Fraction of lost histones from the DR due to sliding.</text:span><text:span text:style-name="T2"> The model (black curve) shows a near linear increase in the range of UV dosage tested for the experimental data </text:span><draw:frame draw:style-name="fr1" draw:name="85" text:anchor-type="as-char" svg:width="1.9252in" svg:height="0.1992in" draw:z-index="84"><draw:object xlink:href="./Formula-84" xlink:type="simple" xlink:show="embed" xlink:actuate="onLoad"/><draw:image xlink:href="./ObjectReplacements/Formula-84" xlink:type="simple" xlink:show="embed" xlink:actuate="onLoad"/></draw:frame><text:span text:style-name="T2">. A linear fit approximation (dashed red line) shows a similar behavior to the model, although with higher SSE (model =0.028, vs. linear fit=0.039 ) </text:span></text:p>
      <text:p text:style-name="Text_20_body">Interestingly we find that, independent of the UV dose, the relative contribution of histone sliding to the total histone loss remains a constant of roughly 56% of the total loss (Figure [fig:relativeSlidingContribution]).</text:p>
      <text:p text:style-name="Text_20_body"><text:span text:style-name="T1">Relative contribution of sliding to the total histone loss </text:span><draw:frame draw:style-name="fr1" draw:name="86" text:anchor-type="as-char" svg:width="1.5602in" svg:height="0.1992in" draw:z-index="85"><draw:object xlink:href="./Formula-85" xlink:type="simple" xlink:show="embed" xlink:actuate="onLoad"/><draw:image xlink:href="./ObjectReplacements/Formula-85" xlink:type="simple" xlink:show="embed" xlink:actuate="onLoad"/></draw:frame><text:span text:style-name="T2">. It is constant according to our model (black line).</text:span></text:p>
      <text:h text:style-name="Heading_20_2" text:outline-level="2">Relative contribution of sliding and chromatin opening to the expansion of the DR</text:h>
      <text:p text:style-name="First_20_paragraph">The fraction of expansion attributed to both histone sliding and chromatin opening can be computed using eq. [eq:histoneLoss] for the time dependent function of histone loss, and search for the time <draw:frame draw:style-name="fr1" draw:name="87" text:anchor-type="as-char" svg:width="0.3665in" svg:height="0.3161in" draw:z-index="86"><draw:object xlink:href="./Formula-86" xlink:type="simple" xlink:show="embed" xlink:actuate="onLoad"/><draw:image xlink:href="./ObjectReplacements/Formula-86" xlink:type="simple" xlink:show="embed" xlink:actuate="onLoad"/></draw:frame>, with <draw:frame draw:style-name="fr1" draw:name="88" text:anchor-type="as-char" svg:width="0.6272in" svg:height="0.1839in" draw:z-index="87"><draw:object xlink:href="./Formula-87" xlink:type="simple" xlink:show="embed" xlink:actuate="onLoad"/><draw:image xlink:href="./ObjectReplacements/Formula-87" xlink:type="simple" xlink:show="embed" xlink:actuate="onLoad"/></draw:frame>, for which the histone loss fraction reaches <draw:frame draw:style-name="fr1" draw:name="89" text:anchor-type="as-char" svg:width="0.3799in" svg:height="0.1839in" draw:z-index="88"><draw:object xlink:href="./Formula-88" xlink:type="simple" xlink:show="embed" xlink:actuate="onLoad"/><draw:image xlink:href="./ObjectReplacements/Formula-88" xlink:type="simple" xlink:show="embed" xlink:actuate="onLoad"/></draw:frame>, the constant value estimated for <draw:frame draw:style-name="fr1" draw:name="90" text:anchor-type="as-char" svg:width="1.5602in" svg:height="0.1992in" draw:z-index="89"><draw:object xlink:href="./Formula-89" xlink:type="simple" xlink:show="embed" xlink:actuate="onLoad"/><draw:image xlink:href="./ObjectReplacements/Formula-89" xlink:type="simple" xlink:show="embed" xlink:actuate="onLoad"/></draw:frame> (Fig. [fig:relativeSlidingContribution]). Using expressions [eq:histoneLoss] and [eq:totalHistoneLoss], we solve for <draw:frame draw:style-name="fr1" draw:name="91" text:anchor-type="as-char" svg:width="0.1717in" svg:height="0.1839in" draw:z-index="90"><draw:object xlink:href="./Formula-90" xlink:type="simple" xlink:show="embed" xlink:actuate="onLoad"/><draw:image xlink:href="./ObjectReplacements/Formula-90" xlink:type="simple" xlink:show="embed" xlink:actuate="onLoad"/></draw:frame> the equation</text:p>
      <text:p text:style-name="Text_20_body"><draw:frame draw:style-name="fr2" draw:name="92" text:anchor-type="paragraph" svg:width="2.6807in" svg:height="0.4492in" draw:z-index="91"><draw:object xlink:href="./Formula-91" xlink:type="simple" xlink:show="embed" xlink:actuate="onLoad"/><draw:image xlink:href="./ObjectReplacements/Formula-91" xlink:type="simple" xlink:show="embed" xlink:actuate="onLoad"/></draw:frame></text:p>
      <text:p text:style-name="Text_20_body">to obtain</text:p>
      <text:p text:style-name="Text_20_body"><draw:frame draw:style-name="fr2" draw:name="93" text:anchor-type="paragraph" svg:width="2.4689in" svg:height="0.4957in" draw:z-index="92"><draw:object xlink:href="./Formula-92" xlink:type="simple" xlink:show="embed" xlink:actuate="onLoad"/><draw:image xlink:href="./ObjectReplacements/Formula-92" xlink:type="simple" xlink:show="embed" xlink:actuate="onLoad"/></draw:frame><text:soft-page-break/></text:p>
      <text:p text:style-name="Text_20_body">Using <draw:frame draw:style-name="fr1" draw:name="94" text:anchor-type="as-char" svg:width="0.1717in" svg:height="0.1839in" draw:z-index="93"><draw:object xlink:href="./Formula-93" xlink:type="simple" xlink:show="embed" xlink:actuate="onLoad"/><draw:image xlink:href="./ObjectReplacements/Formula-93" xlink:type="simple" xlink:show="embed" xlink:actuate="onLoad"/></draw:frame> we calculate the relative expansion attributed to sliding by the relation</text:p>
      <text:p text:style-name="Text_20_body"><draw:frame draw:style-name="fr2" draw:name="95" text:anchor-type="paragraph" svg:width="0.6902in" svg:height="0.5807in" draw:z-index="94"><draw:object xlink:href="./Formula-94" xlink:type="simple" xlink:show="embed" xlink:actuate="onLoad"/><draw:image xlink:href="./ObjectReplacements/Formula-94" xlink:type="simple" xlink:show="embed" xlink:actuate="onLoad"/></draw:frame></text:p>
      <text:p text:style-name="Text_20_body">The complementary function <draw:frame draw:style-name="fr1" draw:name="96" text:anchor-type="as-char" svg:width="1.6709in" svg:height="0.3937in" draw:z-index="95"><draw:object xlink:href="./Formula-95" xlink:type="simple" xlink:show="embed" xlink:actuate="onLoad"/><draw:image xlink:href="./ObjectReplacements/Formula-95" xlink:type="simple" xlink:show="embed" xlink:actuate="onLoad"/></draw:frame>, is the contribution of chromatin opening to the total expansion of the DR. Plugging [eq:timeFractionForHistoneLoss] into [eq:relativeSlidingExpansion], we obtain the curve in Figure [fig:histoneAndDNARelativeExpansionContribution]. As can be appreciated from Figure [fig:histoneAndDNARelativeExpansionContribution], histone sliding and chromatin opening contribute roughly equally to the expansion of the DR, with slight decrease of sliding contribution with increase in UV dose. The time dependent histone loss behaves in a near linear manner independent of UV dose (data not shown), which allows us to approximate the relative expansion related to histone sliding regardless of the exact time point, but as a function of the total time it takes to lose 56% of the histones from the ROI.</text:p>
      <text:p text:style-name="Text_20_body">We interpret the decreasing relative contribution of histone sliding (Figure [fig:histoneAndDNARelativeExpansionContribution]) to the expansion as the increase in the need for DNA reorganization with increase in UV dose. With increasing UV dose more DNA is damaged in the IDR, which results in more chromatin opening and eventual loss of DNA and histones from the ROI. We note that the mechanism of DNA and histone loss due to chromatin opening contributes to the expansion during histone sliding. However, DNA and histone loss attributed solely to chromatin opening can operate with no sliding.</text:p>
      <text:p text:style-name="Text_20_body"><text:span text:style-name="T1">Relative contribution of histone sliding (purple) and chromatin opening (yellow) to the total expansion of the DR. Roughly 56% of the total histone loss is attributed to sliding, independent of the UV dose (Figure [fig:relativeSlidingContribution]), for which the relative contribution for the expansion of the DR is slightly decreasing with UV dose. We note that during histone sliding chromatin opening continues to operate, but no convers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aterial and methods</dc:title>
    <dc:date>2015-11-04T21:45:56.799744355</dc:date>
    <meta:editing-duration>PT4H2M42S</meta:editing-duration>
    <meta:editing-cycles>1</meta:editing-cycles>
    <meta:document-statistic meta:table-count="0" meta:image-count="0" meta:object-count="96" meta:page-count="6" meta:paragraph-count="49" meta:word-count="1822" meta:character-count="11302" meta:non-whitespace-character-count="9477"/>
    <meta:generator>LibreOffice/4.4.5.2$Linux_X86_64 LibreOffice_project/40m0$Build-2</meta:generator>
  </office:meta>
</office:document-meta>
</file>

<file path=Formula-0/content.xml><?xml version="1.0" encoding="utf-8"?>
<math xmlns="http://www.w3.org/1998/Math/MathML" display="inline">
  <mrow>
    <mi>d</mi>
    <mo stretchy="false" form="prefix">(</mo>
    <mi>U</mi>
    <mo stretchy="false" form="postfix">)</mo>
  </mrow>
</math>
</file>

<file path=Formula-1/content.xml><?xml version="1.0" encoding="utf-8"?>
<math xmlns="http://www.w3.org/1998/Math/MathML" display="inline">
  <mrow>
    <mi>h</mi>
    <mo stretchy="false" form="prefix">(</mo>
    <mi>U</mi>
    <mo stretchy="false" form="postfix">)</mo>
  </mrow>
</math>
</file>

<file path=Formula-10/content.xml><?xml version="1.0" encoding="utf-8"?>
<math xmlns="http://www.w3.org/1998/Math/MathML" display="inline">
  <mi>U</mi>
</math>
</file>

<file path=Formula-11/content.xml><?xml version="1.0" encoding="utf-8"?>
<math xmlns="http://www.w3.org/1998/Math/MathML" display="inline">
  <mrow>
    <mi>N</mi>
    <mo stretchy="false" form="prefix">(</mo>
    <mi>U</mi>
    <mo stretchy="false" form="postfix">)</mo>
  </mrow>
</math>
</file>

<file path=Formula-12/content.xml><?xml version="1.0" encoding="utf-8"?>
<math xmlns="http://www.w3.org/1998/Math/MathML" display="inline">
  <mrow>
    <mi>d</mi>
    <mo stretchy="false" form="prefix">(</mo>
    <mi>U</mi>
    <mo stretchy="false" form="postfix">)</mo>
  </mrow>
</math>
</file>

<file path=Formula-13/content.xml><?xml version="1.0" encoding="utf-8"?>
<math xmlns="http://www.w3.org/1998/Math/MathML" display="inline">
  <mrow>
    <mi>h</mi>
    <mo stretchy="false" form="prefix">(</mo>
    <mi>U</mi>
    <mo stretchy="false" form="postfix">)</mo>
  </mrow>
</math>
</file>

<file path=Formula-14/content.xml><?xml version="1.0" encoding="utf-8"?>
<math xmlns="http://www.w3.org/1998/Math/MathML" display="inline">
  <mrow>
    <mi>d</mi>
    <mo stretchy="false" form="prefix">(</mo>
    <mi>U</mi>
    <mo stretchy="false" form="postfix">)</mo>
  </mrow>
</math>
</file>

<file path=Formula-15/content.xml><?xml version="1.0" encoding="utf-8"?>
<math xmlns="http://www.w3.org/1998/Math/MathML" display="inline">
  <msub>
    <mi>R</mi>
    <mn>0</mn>
  </msub>
</math>
</file>

<file path=Formula-16/content.xml><?xml version="1.0" encoding="utf-8"?>
<math xmlns="http://www.w3.org/1998/Math/MathML" display="inline">
  <mrow>
    <mi>h</mi>
    <mo stretchy="false" form="prefix">(</mo>
    <mi>U</mi>
    <mo stretchy="false" form="postfix">)</mo>
  </mrow>
</math>
</file>

<file path=Formula-17/content.xml><?xml version="1.0" encoding="utf-8"?>
<math xmlns="http://www.w3.org/1998/Math/MathML" display="block">
  <mtable>
    <mtr>
      <mtd columnalign="right">
        <mi>d</mi>
        <mo stretchy="false" form="prefix">(</mo>
        <mi>U</mi>
        <mo stretchy="false" form="postfix">)</mo>
      </mtd>
      <mtd columnalign="left">
        <mo>=</mo>
      </mtd>
      <mtd>
        <mfrac>
          <mrow>
            <mi>α</mi>
            <mo stretchy="false" form="prefix">(</mo>
            <mi>U</mi>
            <mo stretchy="false" form="postfix">)</mo>
            <mo>−</mo>
            <mn>1</mn>
          </mrow>
          <mrow>
            <mi>α</mi>
            <mo stretchy="false" form="prefix">(</mo>
            <mi>U</mi>
            <mo stretchy="false" form="postfix">)</mo>
          </mrow>
        </mfrac>
      </mtd>
    </mtr>
    <mtr>
      <mtd columnalign="right">
        <mi>h</mi>
        <mo stretchy="false" form="prefix">(</mo>
        <mi>U</mi>
        <mo stretchy="false" form="postfix">)</mo>
      </mtd>
      <mtd columnalign="left">
        <mo>=</mo>
      </mtd>
      <mtd>
        <mi>d</mi>
        <mo stretchy="false" form="prefix">(</mo>
        <mi>U</mi>
        <mo stretchy="false" form="postfix">)</mo>
        <mo>+</mo>
        <mfrac>
          <mrow>
            <msub>
              <mi>N</mi>
              <mn>0</mn>
            </msub>
            <mo>−</mo>
            <mi>N</mi>
            <mo stretchy="false" form="prefix">(</mo>
            <mi>U</mi>
            <mo stretchy="false" form="postfix">)</mo>
          </mrow>
          <mrow>
            <msub>
              <mi>N</mi>
              <mn>0</mn>
            </msub>
            <mi>α</mi>
            <mo stretchy="false" form="prefix">(</mo>
            <mi>U</mi>
            <mo stretchy="false" form="postfix">)</mo>
          </mrow>
        </mfrac>
        <mo>.</mo>
      </mtd>
    </mtr>
  </mtable>
</math>
</file>

<file path=Formula-18/content.xml><?xml version="1.0" encoding="utf-8"?>
<math xmlns="http://www.w3.org/1998/Math/MathML" display="inline">
  <mrow>
    <mi>h</mi>
    <mo stretchy="false" form="prefix">(</mo>
    <mi>U</mi>
    <mo stretchy="false" form="postfix">)</mo>
    <mo>−</mo>
    <mi>d</mi>
    <mo stretchy="false" form="prefix">(</mo>
    <mi>U</mi>
    <mo stretchy="false" form="postfix">)</mo>
  </mrow>
</math>
</file>

<file path=Formula-19/content.xml><?xml version="1.0" encoding="utf-8"?>
<math xmlns="http://www.w3.org/1998/Math/MathML" display="inline">
  <mrow>
    <mi>α</mi>
    <mo stretchy="false" form="prefix">(</mo>
    <mi>U</mi>
    <mo stretchy="false" form="postfix">)</mo>
  </mrow>
</math>
</file>

<file path=Formula-2/content.xml><?xml version="1.0" encoding="utf-8"?>
<math xmlns="http://www.w3.org/1998/Math/MathML" display="inline">
  <mi>U</mi>
</math>
</file>

<file path=Formula-20/content.xml><?xml version="1.0" encoding="utf-8"?>
<math xmlns="http://www.w3.org/1998/Math/MathML" display="inline">
  <mrow>
    <mi>N</mi>
    <mo stretchy="false" form="prefix">(</mo>
    <mi>U</mi>
    <mo stretchy="false" form="postfix">)</mo>
  </mrow>
</math>
</file>

<file path=Formula-21/content.xml><?xml version="1.0" encoding="utf-8"?>
<math xmlns="http://www.w3.org/1998/Math/MathML" display="inline">
  <mrow>
    <mi>α</mi>
    <mo stretchy="false" form="prefix">(</mo>
    <mi>u</mi>
    <mo stretchy="false" form="postfix">)</mo>
  </mrow>
</math>
</file>

<file path=Formula-22/content.xml><?xml version="1.0" encoding="utf-8"?>
<math xmlns="http://www.w3.org/1998/Math/MathML" display="inline">
  <mrow>
    <mi>N</mi>
    <mo stretchy="false" form="prefix">(</mo>
    <mi>u</mi>
    <mo stretchy="false" form="postfix">)</mo>
  </mrow>
</math>
</file>

<file path=Formula-23/content.xml><?xml version="1.0" encoding="utf-8"?>
<math xmlns="http://www.w3.org/1998/Math/MathML" display="inline">
  <mrow>
    <mi>N</mi>
    <mo stretchy="false" form="prefix">(</mo>
    <mi>t</mi>
    <mo stretchy="false" form="postfix">)</mo>
  </mrow>
</math>
</file>

<file path=Formula-24/content.xml><?xml version="1.0" encoding="utf-8"?>
<math xmlns="http://www.w3.org/1998/Math/MathML" display="inline">
  <mrow>
    <mi>N</mi>
    <mo stretchy="false" form="prefix">(</mo>
    <mi>t</mi>
    <mo stretchy="false" form="postfix">)</mo>
    <mo>/</mo>
    <mi>l</mi>
  </mrow>
</math>
</file>

<file path=Formula-25/content.xml><?xml version="1.0" encoding="utf-8"?>
<math xmlns="http://www.w3.org/1998/Math/MathML" display="inline">
  <mover>
    <mi>D</mi>
    <mo accent="true">‾</mo>
  </mover>
</math>
</file>

<file path=Formula-26/content.xml><?xml version="1.0" encoding="utf-8"?>
<math xmlns="http://www.w3.org/1998/Math/MathML" display="inline">
  <mrow>
    <mi>α</mi>
    <mo stretchy="false" form="prefix">(</mo>
    <mi>t</mi>
    <mo stretchy="false" form="postfix">)</mo>
  </mrow>
</math>
</file>

<file path=Formula-27/content.xml><?xml version="1.0" encoding="utf-8"?>
<math xmlns="http://www.w3.org/1998/Math/MathML" display="inline">
  <mrow>
    <mi>N</mi>
    <mo stretchy="false" form="prefix">(</mo>
    <mi>t</mi>
    <mo stretchy="false" form="postfix">)</mo>
  </mrow>
</math>
</file>

<file path=Formula-28/content.xml><?xml version="1.0" encoding="utf-8"?>
<math xmlns="http://www.w3.org/1998/Math/MathML" display="inline">
  <mfrac>
    <mover>
      <mi>D</mi>
      <mo accent="true">‾</mo>
    </mover>
    <mi>l</mi>
  </mfrac>
</math>
</file>

<file path=Formula-29/content.xml><?xml version="1.0" encoding="utf-8"?>
<math xmlns="http://www.w3.org/1998/Math/MathML" display="block">
  <mrow>
    <mfrac>
      <mrow>
        <mi>d</mi>
        <mi>N</mi>
        <mo stretchy="false" form="prefix">(</mo>
        <mi>t</mi>
        <mo stretchy="false" form="postfix">)</mo>
      </mrow>
      <mrow>
        <mi>d</mi>
        <mi>t</mi>
      </mrow>
    </mfrac>
    <mo>=</mo>
    <mo>−</mo>
    <msub>
      <mi>k</mi>
      <mi>r</mi>
    </msub>
    <munder>
      <mo>∑</mo>
      <mrow>
        <mi>k</mi>
        <mo>≥</mo>
        <mn>1</mn>
      </mrow>
    </munder>
    <mo stretchy="false" form="prefix">(</mo>
    <mfrac>
      <mover>
        <mi>D</mi>
        <mo accent="true">‾</mo>
      </mover>
      <mi>l</mi>
    </mfrac>
    <msup>
      <mo stretchy="false" form="postfix">)</mo>
      <mi>k</mi>
    </msup>
    <mi>N</mi>
    <mo stretchy="false" form="prefix">(</mo>
    <mi>t</mi>
    <mo stretchy="false" form="postfix">)</mo>
    <mo>=</mo>
    <mo>−</mo>
    <msub>
      <mi>k</mi>
      <mi>r</mi>
    </msub>
    <mfrac>
      <mfrac>
        <mover>
          <mi>D</mi>
          <mo accent="true">‾</mo>
        </mover>
        <mi>l</mi>
      </mfrac>
      <mrow>
        <mn>1</mn>
        <mo>−</mo>
        <mfrac>
          <mover>
            <mi>D</mi>
            <mo accent="true">‾</mo>
          </mover>
          <mi>l</mi>
        </mfrac>
      </mrow>
    </mfrac>
    <mi>N</mi>
    <mo stretchy="false" form="prefix">(</mo>
    <mi>t</mi>
    <mo stretchy="false" form="postfix">)</mo>
    <mo>≈</mo>
    <mo>−</mo>
    <msub>
      <mi>k</mi>
      <mi>r</mi>
    </msub>
    <mo stretchy="false" form="prefix">(</mo>
    <mfrac>
      <mover>
        <mi>D</mi>
        <mo accent="true">‾</mo>
      </mover>
      <mi>l</mi>
    </mfrac>
    <mo stretchy="false" form="postfix">)</mo>
    <mi>N</mi>
    <mo stretchy="false" form="prefix">(</mo>
    <mi>t</mi>
    <mo stretchy="false" form="postfix">)</mo>
  </mrow>
</math>
</file>

<file path=Formula-3/content.xml><?xml version="1.0" encoding="utf-8"?>
<math xmlns="http://www.w3.org/1998/Math/MathML" display="inline">
  <mrow>
    <mi>U</mi>
    <mo>∈</mo>
    <mo stretchy="false" form="prefix">[</mo>
    <mn>5</mn>
    <mo>−</mo>
    <mn>100</mn>
    <mo stretchy="false" form="postfix">]</mo>
  </mrow>
</math>
</file>

<file path=Formula-30/content.xml><?xml version="1.0" encoding="utf-8"?>
<math xmlns="http://www.w3.org/1998/Math/MathML" display="inline">
  <msub>
    <mi>k</mi>
    <mi>r</mi>
  </msub>
</math>
</file>

<file path=Formula-31/content.xml><?xml version="1.0" encoding="utf-8"?>
<math xmlns="http://www.w3.org/1998/Math/MathML" display="inline">
  <mrow>
    <mi>N</mi>
    <mo stretchy="false" form="prefix">(</mo>
    <mn>0</mn>
    <mo stretchy="false" form="postfix">)</mo>
    <mo>=</mo>
    <msub>
      <mi>N</mi>
      <mn>0</mn>
    </msub>
  </mrow>
</math>
</file>

<file path=Formula-32/content.xml><?xml version="1.0" encoding="utf-8"?>
<math xmlns="http://www.w3.org/1998/Math/MathML" display="block">
  <mrow>
    <mi>N</mi>
    <mo stretchy="false" form="prefix">(</mo>
    <mi>t</mi>
    <mo stretchy="false" form="postfix">)</mo>
    <mo>=</mo>
    <msub>
      <mi>N</mi>
      <mn>0</mn>
    </msub>
    <mi>exp</mi>
    <mo stretchy="false" form="prefix">(</mo>
    <mo>−</mo>
    <mfrac>
      <mrow>
        <msub>
          <mi>k</mi>
          <mi>r</mi>
        </msub>
        <mover>
          <mi>D</mi>
          <mo accent="true">‾</mo>
        </mover>
        <mi>t</mi>
      </mrow>
      <mi>l</mi>
    </mfrac>
    <mo stretchy="false" form="postfix">)</mo>
    <mo>.</mo>
  </mrow>
</math>
</file>

<file path=Formula-33/content.xml><?xml version="1.0" encoding="utf-8"?>
<math xmlns="http://www.w3.org/1998/Math/MathML" display="inline">
  <mrow>
    <mi>N</mi>
    <mo stretchy="false" form="prefix">(</mo>
    <mi>t</mi>
    <mo stretchy="false" form="postfix">)</mo>
  </mrow>
</math>
</file>

<file path=Formula-34/content.xml><?xml version="1.0" encoding="utf-8"?>
<math xmlns="http://www.w3.org/1998/Math/MathML" display="inline">
  <mrow>
    <mi>α</mi>
    <mo stretchy="false" form="prefix">(</mo>
    <mi>t</mi>
    <mo stretchy="false" form="postfix">)</mo>
    <msub>
      <mi>R</mi>
      <mn>0</mn>
    </msub>
  </mrow>
</math>
</file>

<file path=Formula-35/content.xml><?xml version="1.0" encoding="utf-8"?>
<math xmlns="http://www.w3.org/1998/Math/MathML" display="inline">
  <mi>l</mi>
</math>
</file>

<file path=Formula-36/content.xml><?xml version="1.0" encoding="utf-8"?>
<math xmlns="http://www.w3.org/1998/Math/MathML" display="inline">
  <mrow>
    <mi>α</mi>
    <mo stretchy="false" form="prefix">(</mo>
    <mi>t</mi>
    <mo stretchy="false" form="postfix">)</mo>
    <msub>
      <mi>R</mi>
      <mn>0</mn>
    </msub>
  </mrow>
</math>
</file>

<file path=Formula-37/content.xml><?xml version="1.0" encoding="utf-8"?>
<math xmlns="http://www.w3.org/1998/Math/MathML" display="inline">
  <mi>t</mi>
</math>
</file>

<file path=Formula-38/content.xml><?xml version="1.0" encoding="utf-8"?>
<math xmlns="http://www.w3.org/1998/Math/MathML" display="block">
  <mrow>
    <mfrac>
      <mrow>
        <mi>d</mi>
        <mi>α</mi>
        <mo stretchy="false" form="prefix">(</mo>
        <mi>t</mi>
        <mo stretchy="false" form="postfix">)</mo>
      </mrow>
      <mrow>
        <mi>d</mi>
        <mi>t</mi>
      </mrow>
    </mfrac>
    <mo>=</mo>
    <mo>−</mo>
    <msub>
      <mover>
        <mi>k</mi>
        <mo accent="true">̃</mo>
      </mover>
      <mi>R</mi>
    </msub>
    <mfrac>
      <mrow>
        <mi>d</mi>
        <mi>N</mi>
        <mo stretchy="false" form="prefix">(</mo>
        <mi>t</mi>
        <mo stretchy="false" form="postfix">)</mo>
      </mrow>
      <mrow>
        <mi>d</mi>
        <mi>t</mi>
      </mrow>
    </mfrac>
  </mrow>
</math>
</file>

<file path=Formula-39/content.xml><?xml version="1.0" encoding="utf-8"?>
<math xmlns="http://www.w3.org/1998/Math/MathML" display="inline">
  <mover>
    <msub>
      <mi>k</mi>
      <mi>R</mi>
    </msub>
    <mo accent="true">̃</mo>
  </mover>
</math>
</file>

<file path=Formula-4/content.xml><?xml version="1.0" encoding="utf-8"?>
<math xmlns="http://www.w3.org/1998/Math/MathML" display="inline">
  <mi>l</mi>
</math>
</file>

<file path=Formula-40/content.xml><?xml version="1.0" encoding="utf-8"?>
<math xmlns="http://www.w3.org/1998/Math/MathML" display="inline">
  <mrow>
    <mi>α</mi>
    <mo stretchy="false" form="prefix">(</mo>
    <mn>0</mn>
    <mo stretchy="false" form="postfix">)</mo>
    <mo>=</mo>
    <mn>1</mn>
  </mrow>
</math>
</file>

<file path=Formula-41/content.xml><?xml version="1.0" encoding="utf-8"?>
<math xmlns="http://www.w3.org/1998/Math/MathML" display="block">
  <mrow>
    <mi>α</mi>
    <mo stretchy="false" form="prefix">(</mo>
    <mi>t</mi>
    <mo stretchy="false" form="postfix">)</mo>
    <mo>=</mo>
    <mn>1</mn>
    <mo>+</mo>
    <msub>
      <mi>k</mi>
      <mi>R</mi>
    </msub>
    <msub>
      <mi>N</mi>
      <mn>0</mn>
    </msub>
    <mo stretchy="false" form="prefix">(</mo>
    <mn>1</mn>
    <mo>−</mo>
    <mi>exp</mi>
    <mo stretchy="false" form="prefix">(</mo>
    <mo>−</mo>
    <mfrac>
      <mrow>
        <msub>
          <mi>k</mi>
          <mi>R</mi>
        </msub>
        <mover>
          <mi>D</mi>
          <mo accent="true">‾</mo>
        </mover>
        <mi>t</mi>
      </mrow>
      <mi>l</mi>
    </mfrac>
    <mo stretchy="false" form="postfix">)</mo>
    <mo stretchy="false" form="postfix">)</mo>
    <mo>,</mo>
  </mrow>
</math>
</file>

<file path=Formula-42/content.xml><?xml version="1.0" encoding="utf-8"?>
<math xmlns="http://www.w3.org/1998/Math/MathML" display="inline">
  <mrow>
    <msub>
      <mi>k</mi>
      <mi>R</mi>
    </msub>
    <mo>=</mo>
    <msub>
      <mover>
        <mi>k</mi>
        <mo accent="true">̃</mo>
      </mover>
      <mi>R</mi>
    </msub>
    <mo>/</mo>
    <msub>
      <mi>R</mi>
      <mn>0</mn>
    </msub>
  </mrow>
</math>
</file>

<file path=Formula-43/content.xml><?xml version="1.0" encoding="utf-8"?>
<math xmlns="http://www.w3.org/1998/Math/MathML" display="inline">
  <mi>t</mi>
</math>
</file>

<file path=Formula-44/content.xml><?xml version="1.0" encoding="utf-8"?>
<math xmlns="http://www.w3.org/1998/Math/MathML" display="block">
  <mrow>
    <mi>h</mi>
    <mo stretchy="false" form="prefix">(</mo>
    <mi>t</mi>
    <mo stretchy="false" form="postfix">)</mo>
    <mo>=</mo>
    <mfrac>
      <mrow>
        <mi>α</mi>
        <mo stretchy="false" form="prefix">(</mo>
        <mi>t</mi>
        <mo stretchy="false" form="postfix">)</mo>
        <mo>−</mo>
        <mn>1</mn>
      </mrow>
      <mrow>
        <mi>α</mi>
        <mo stretchy="false" form="prefix">(</mo>
        <mi>t</mi>
        <mo stretchy="false" form="postfix">)</mo>
      </mrow>
    </mfrac>
    <mo>+</mo>
    <mfrac>
      <mrow>
        <msub>
          <mi>N</mi>
          <mn>0</mn>
        </msub>
        <mo>−</mo>
        <mi>N</mi>
        <mo stretchy="false" form="prefix">(</mo>
        <mi>t</mi>
        <mo stretchy="false" form="postfix">)</mo>
      </mrow>
      <mrow>
        <msub>
          <mi>N</mi>
          <mn>0</mn>
        </msub>
        <mi>α</mi>
        <mo stretchy="false" form="prefix">(</mo>
        <mi>t</mi>
        <mo stretchy="false" form="postfix">)</mo>
      </mrow>
    </mfrac>
    <mo>=</mo>
    <mn>1</mn>
    <mo>−</mo>
    <mfrac>
      <mrow>
        <mi>N</mi>
        <mo stretchy="false" form="prefix">(</mo>
        <mi>t</mi>
        <mo stretchy="false" form="postfix">)</mo>
      </mrow>
      <mrow>
        <msub>
          <mi>N</mi>
          <mn>0</mn>
        </msub>
        <mi>α</mi>
        <mo stretchy="false" form="prefix">(</mo>
        <mi>t</mi>
        <mo stretchy="false" form="postfix">)</mo>
      </mrow>
    </mfrac>
  </mrow>
</math>
</file>

<file path=Formula-45/content.xml><?xml version="1.0" encoding="utf-8"?>
<math xmlns="http://www.w3.org/1998/Math/MathML" display="inline">
  <mrow>
    <mi>t</mi>
    <mo>=</mo>
    <msub>
      <mi>t</mi>
      <mi>s</mi>
    </msub>
  </mrow>
</math>
</file>

<file path=Formula-46/content.xml><?xml version="1.0" encoding="utf-8"?>
<math xmlns="http://www.w3.org/1998/Math/MathML" display="block">
  <mrow>
    <mi>h</mi>
    <mo stretchy="false" form="prefix">(</mo>
    <msub>
      <mi>t</mi>
      <mi>s</mi>
    </msub>
    <mo stretchy="false" form="postfix">)</mo>
    <mo>=</mo>
    <mn>1</mn>
    <mo>−</mo>
    <mfrac>
      <mrow>
        <mi>exp</mi>
        <mo stretchy="false" form="prefix">(</mo>
        <mo>−</mo>
        <mfrac>
          <mrow>
            <msub>
              <mi>k</mi>
              <mi>r</mi>
            </msub>
            <mover>
              <mi>D</mi>
              <mo accent="true">‾</mo>
            </mover>
          </mrow>
          <mi>l</mi>
        </mfrac>
        <msub>
          <mi>t</mi>
          <mi>s</mi>
        </msub>
        <mo stretchy="false" form="postfix">)</mo>
      </mrow>
      <mrow>
        <mn>1</mn>
        <mo>+</mo>
        <msub>
          <mi>k</mi>
          <mi>R</mi>
        </msub>
        <msub>
          <mi>N</mi>
          <mn>0</mn>
        </msub>
        <mo stretchy="false" form="prefix">(</mo>
        <mn>1</mn>
        <mo>−</mo>
        <mi>exp</mi>
        <mo stretchy="false" form="prefix">(</mo>
        <mo>−</mo>
        <mfrac>
          <mrow>
            <msub>
              <mi>k</mi>
              <mi>r</mi>
            </msub>
            <mover>
              <mi>D</mi>
              <mo accent="true">‾</mo>
            </mover>
          </mrow>
          <mi>l</mi>
        </mfrac>
        <msub>
          <mi>t</mi>
          <mi>s</mi>
        </msub>
        <mo stretchy="false" form="postfix">)</mo>
        <mo stretchy="false" form="postfix">)</mo>
      </mrow>
    </mfrac>
    <mo>.</mo>
  </mrow>
</math>
</file>

<file path=Formula-47/content.xml><?xml version="1.0" encoding="utf-8"?>
<math xmlns="http://www.w3.org/1998/Math/MathML" display="inline">
  <mi>h</mi>
</math>
</file>

<file path=Formula-48/content.xml><?xml version="1.0" encoding="utf-8"?>
<math xmlns="http://www.w3.org/1998/Math/MathML" display="inline">
  <mi>d</mi>
</math>
</file>

<file path=Formula-49/content.xml><?xml version="1.0" encoding="utf-8"?>
<math xmlns="http://www.w3.org/1998/Math/MathML" display="inline">
  <mover>
    <mi>D</mi>
    <mo accent="true">‾</mo>
  </mover>
</math>
</file>

<file path=Formula-5/content.xml><?xml version="1.0" encoding="utf-8"?>
<math xmlns="http://www.w3.org/1998/Math/MathML" display="inline">
  <mrow>
    <mi>I</mi>
    <mi>D</mi>
    <mi>R</mi>
  </mrow>
</math>
</file>

<file path=Formula-50/content.xml><?xml version="1.0" encoding="utf-8"?>
<math xmlns="http://www.w3.org/1998/Math/MathML" display="inline">
  <mover>
    <mi>D</mi>
    <mo accent="true">‾</mo>
  </mover>
</math>
</file>

<file path=Formula-51/content.xml><?xml version="1.0" encoding="utf-8"?>
<math xmlns="http://www.w3.org/1998/Math/MathML" display="inline">
  <mi>I</mi>
</math>
</file>

<file path=Formula-52/content.xml><?xml version="1.0" encoding="utf-8"?>
<math xmlns="http://www.w3.org/1998/Math/MathML" display="inline">
  <mrow>
    <mi>I</mi>
    <mo>∼</mo>
    <mfrac>
      <mi>U</mi>
      <msup>
        <mi>r</mi>
        <mn>2</mn>
      </msup>
    </mfrac>
  </mrow>
</math>
</file>

<file path=Formula-53/content.xml><?xml version="1.0" encoding="utf-8"?>
<math xmlns="http://www.w3.org/1998/Math/MathML" display="inline">
  <mi>r</mi>
</math>
</file>

<file path=Formula-54/content.xml><?xml version="1.0" encoding="utf-8"?>
<math xmlns="http://www.w3.org/1998/Math/MathML" display="inline">
  <mi>U</mi>
</math>
</file>

<file path=Formula-55/content.xml><?xml version="1.0" encoding="utf-8"?>
<math xmlns="http://www.w3.org/1998/Math/MathML" display="inline">
  <mi>r</mi>
</math>
</file>

<file path=Formula-56/content.xml><?xml version="1.0" encoding="utf-8"?>
<math xmlns="http://www.w3.org/1998/Math/MathML" display="inline">
  <mi>r</mi>
</math>
</file>

<file path=Formula-57/content.xml><?xml version="1.0" encoding="utf-8"?>
<math xmlns="http://www.w3.org/1998/Math/MathML" display="inline">
  <mrow>
    <mi>d</mi>
    <mi>r</mi>
  </mrow>
</math>
</file>

<file path=Formula-58/content.xml><?xml version="1.0" encoding="utf-8"?>
<math xmlns="http://www.w3.org/1998/Math/MathML" display="inline">
  <mrow>
    <mi>D</mi>
    <mo>=</mo>
    <mfrac>
      <mrow>
        <mi>r</mi>
        <mi>U</mi>
      </mrow>
      <msup>
        <mi>r</mi>
        <mn>2</mn>
      </msup>
    </mfrac>
    <mo>=</mo>
    <mfrac>
      <mi>U</mi>
      <mi>r</mi>
    </mfrac>
    <mi>d</mi>
    <mi>r</mi>
  </mrow>
</math>
</file>

<file path=Formula-59/content.xml><?xml version="1.0" encoding="utf-8"?>
<math xmlns="http://www.w3.org/1998/Math/MathML" display="inline">
  <mover>
    <mi>D</mi>
    <mo accent="true">‾</mo>
  </mover>
</math>
</file>

<file path=Formula-6/content.xml><?xml version="1.0" encoding="utf-8"?>
<math xmlns="http://www.w3.org/1998/Math/MathML" display="inline">
  <msub>
    <mi>R</mi>
    <mn>0</mn>
  </msub>
</math>
</file>

<file path=Formula-60/content.xml><?xml version="1.0" encoding="utf-8"?>
<math xmlns="http://www.w3.org/1998/Math/MathML" display="inline">
  <mi>R</mi>
</math>
</file>

<file path=Formula-61/content.xml><?xml version="1.0" encoding="utf-8"?>
<math xmlns="http://www.w3.org/1998/Math/MathML" display="block">
  <mrow>
    <mover>
      <mi>D</mi>
      <mo accent="true">‾</mo>
    </mover>
    <mo stretchy="false" form="prefix">(</mo>
    <mi>R</mi>
    <mo stretchy="false" form="postfix">)</mo>
    <mo>=</mo>
    <mi>C</mi>
    <msubsup>
      <mo>∫</mo>
      <mn>0</mn>
      <mi>R</mi>
    </msubsup>
    <mfrac>
      <mi>U</mi>
      <mi>r</mi>
    </mfrac>
    <mi>r</mi>
    <mi>d</mi>
    <mi>r</mi>
    <mo>=</mo>
    <mi>C</mi>
    <mi>U</mi>
    <mi>R</mi>
    <mo>,</mo>
  </mrow>
</math>
</file>

<file path=Formula-62/content.xml><?xml version="1.0" encoding="utf-8"?>
<math xmlns="http://www.w3.org/1998/Math/MathML" display="inline">
  <mi>C</mi>
</math>
</file>

<file path=Formula-63/content.xml><?xml version="1.0" encoding="utf-8"?>
<math xmlns="http://www.w3.org/1998/Math/MathML" display="inline">
  <mi>U</mi>
</math>
</file>

<file path=Formula-64/content.xml><?xml version="1.0" encoding="utf-8"?>
<math xmlns="http://www.w3.org/1998/Math/MathML" display="inline">
  <msub>
    <mi>t</mi>
    <mi>s</mi>
  </msub>
</math>
</file>

<file path=Formula-65/content.xml><?xml version="1.0" encoding="utf-8"?>
<math xmlns="http://www.w3.org/1998/Math/MathML" display="block">
  <mrow>
    <mi>h</mi>
    <mo stretchy="false" form="prefix">(</mo>
    <mi>U</mi>
    <mo stretchy="false" form="postfix">)</mo>
    <mo>=</mo>
    <mi>h</mi>
    <mo stretchy="false" form="prefix">(</mo>
    <msub>
      <mi>t</mi>
      <mi>s</mi>
    </msub>
    <mo stretchy="false" form="postfix">)</mo>
    <mo>=</mo>
    <mn>1</mn>
    <mo>−</mo>
    <mfrac>
      <mrow>
        <mi>exp</mi>
        <mo stretchy="false" form="prefix">(</mo>
        <mo>−</mo>
        <mi>β</mi>
        <mi>U</mi>
        <mo stretchy="false" form="postfix">)</mo>
      </mrow>
      <mrow>
        <mn>1</mn>
        <mo>+</mo>
        <msub>
          <mi>C</mi>
          <mn>2</mn>
        </msub>
        <mo stretchy="false" form="prefix">(</mo>
        <mn>1</mn>
        <mo>−</mo>
        <mi>exp</mi>
        <mo stretchy="false" form="prefix">(</mo>
        <mo>−</mo>
        <mi>β</mi>
        <mi>U</mi>
        <mo stretchy="false" form="postfix">)</mo>
        <mo stretchy="false" form="postfix">)</mo>
      </mrow>
    </mfrac>
    <mo>.</mo>
  </mrow>
</math>
</file>

<file path=Formula-66/content.xml><?xml version="1.0" encoding="utf-8"?>
<math xmlns="http://www.w3.org/1998/Math/MathML" display="inline">
  <mrow>
    <mi>β</mi>
    <mo>=</mo>
    <mfrac>
      <mrow>
        <mi>C</mi>
        <msub>
          <mi>k</mi>
          <mi>r</mi>
        </msub>
        <msub>
          <mi>t</mi>
          <mi>s</mi>
        </msub>
      </mrow>
      <mi>l</mi>
    </mfrac>
  </mrow>
</math>
</file>

<file path=Formula-67/content.xml><?xml version="1.0" encoding="utf-8"?>
<math xmlns="http://www.w3.org/1998/Math/MathML" display="inline">
  <mi>h</mi>
</math>
</file>

<file path=Formula-68/content.xml><?xml version="1.0" encoding="utf-8"?>
<math xmlns="http://www.w3.org/1998/Math/MathML" display="inline">
  <mrow>
    <msub>
      <mi>C</mi>
      <mn>2</mn>
    </msub>
    <mo>=</mo>
    <msub>
      <mi>k</mi>
      <mi>R</mi>
    </msub>
    <msub>
      <mi>N</mi>
      <mn>0</mn>
    </msub>
  </mrow>
</math>
</file>

<file path=Formula-69/content.xml><?xml version="1.0" encoding="utf-8"?>
<math xmlns="http://www.w3.org/1998/Math/MathML" display="inline">
  <msub>
    <mi>t</mi>
    <mi>s</mi>
  </msub>
</math>
</file>

<file path=Formula-7/content.xml><?xml version="1.0" encoding="utf-8"?>
<math xmlns="http://www.w3.org/1998/Math/MathML" display="inline">
  <msub>
    <mi>N</mi>
    <mn>0</mn>
  </msub>
</math>
</file>

<file path=Formula-70/content.xml><?xml version="1.0" encoding="utf-8"?>
<math xmlns="http://www.w3.org/1998/Math/MathML" display="block">
  <mrow>
    <mi>d</mi>
    <mo stretchy="false" form="prefix">(</mo>
    <msub>
      <mi>t</mi>
      <mi>s</mi>
    </msub>
    <mo stretchy="false" form="postfix">)</mo>
    <mo>=</mo>
    <mn>1</mn>
    <mo>−</mo>
    <mfrac>
      <mn>1</mn>
      <mrow>
        <mi>α</mi>
        <mo stretchy="false" form="prefix">(</mo>
        <msub>
          <mi>t</mi>
          <mi>s</mi>
        </msub>
        <mo stretchy="false" form="postfix">)</mo>
      </mrow>
    </mfrac>
    <mo>.</mo>
  </mrow>
</math>
</file>

<file path=Formula-71/content.xml><?xml version="1.0" encoding="utf-8"?>
<math xmlns="http://www.w3.org/1998/Math/MathML" display="block">
  <mrow>
    <mi>d</mi>
    <mo stretchy="false" form="prefix">(</mo>
    <mi>U</mi>
    <mo stretchy="false" form="postfix">)</mo>
    <mo>=</mo>
    <mfrac>
      <mrow>
        <msub>
          <mi>C</mi>
          <mn>2</mn>
        </msub>
        <mo stretchy="false" form="prefix">(</mo>
        <mn>1</mn>
        <mo>−</mo>
        <mi>exp</mi>
        <mo stretchy="false" form="prefix">(</mo>
        <mo>−</mo>
        <mi>β</mi>
        <mi>U</mi>
        <mo stretchy="false" form="postfix">)</mo>
        <mo stretchy="false" form="postfix">)</mo>
      </mrow>
      <mrow>
        <mn>1</mn>
        <mo>+</mo>
        <msub>
          <mi>C</mi>
          <mn>2</mn>
        </msub>
        <mo stretchy="false" form="prefix">(</mo>
        <mn>1</mn>
        <mo>−</mo>
        <mi>exp</mi>
        <mo stretchy="false" form="prefix">(</mo>
        <mo>−</mo>
        <mi>β</mi>
        <mi>U</mi>
        <mo stretchy="false" form="postfix">)</mo>
        <mo stretchy="false" form="postfix">)</mo>
      </mrow>
    </mfrac>
  </mrow>
</math>
</file>

<file path=Formula-72/content.xml><?xml version="1.0" encoding="utf-8"?>
<math xmlns="http://www.w3.org/1998/Math/MathML" display="inline">
  <mi>h</mi>
</math>
</file>

<file path=Formula-73/content.xml><?xml version="1.0" encoding="utf-8"?>
<math xmlns="http://www.w3.org/1998/Math/MathML" display="inline">
  <mi>d</mi>
</math>
</file>

<file path=Formula-74/content.xml><?xml version="1.0" encoding="utf-8"?>
<math xmlns="http://www.w3.org/1998/Math/MathML" display="inline">
  <mrow>
    <mi>d</mi>
    <mo stretchy="false" form="prefix">(</mo>
    <mi>U</mi>
    <mo stretchy="false" form="postfix">)</mo>
  </mrow>
</math>
</file>

<file path=Formula-75/content.xml><?xml version="1.0" encoding="utf-8"?>
<math xmlns="http://www.w3.org/1998/Math/MathML" display="block">
  <semantics>
    <mrow>
      <mstyle mathvariant="italic">
        <mtext>h</mtext>
      </mstyle>
      <mo stretchy="false">(</mo>
      <mstyle mathvariant="italic">
        <mtext>U</mtext>
      </mstyle>
      <mo stretchy="false">)</mo>
    </mrow>
    <annotation encoding="StarMath 5.0">{italic "h"  \(  italic "U"  \)}</annotation>
  </semantics>
</math>
</file>

<file path=Formula-76/content.xml><?xml version="1.0" encoding="utf-8"?>
<math xmlns="http://www.w3.org/1998/Math/MathML" display="block">
  <semantics>
    <mrow>
      <mstyle mathvariant="italic">
        <mtext>h</mtext>
      </mstyle>
      <mo stretchy="false">(</mo>
      <mstyle mathvariant="italic">
        <mtext>U</mtext>
      </mstyle>
      <mo stretchy="false">)</mo>
    </mrow>
    <annotation encoding="StarMath 5.0">{italic "h"  \(  italic "U"  \)}</annotation>
  </semantics>
</math>
</file>

<file path=Formula-77/content.xml><?xml version="1.0" encoding="utf-8"?>
<math xmlns="http://www.w3.org/1998/Math/MathML" display="block">
  <semantics>
    <mtable>
      <mtr>
        <mtd>
          <mrow>
            <mstyle mathvariant="italic">
              <mtext>β</mtext>
            </mstyle>
            <mo stretchy="false">=</mo>
            <mstyle mathvariant="italic">
              <mtext>0.007</mtext>
            </mstyle>
          </mrow>
        </mtd>
      </mtr>
      <mtr>
        <mtd>
          <mrow>
            <mstyle mathvariant="italic">
              <msub>
                <mtext>C</mtext>
                <mstyle mathvariant="italic">
                  <mtext>2</mtext>
                </mstyle>
              </msub>
            </mstyle>
            <mo stretchy="false">=</mo>
            <mstyle mathvariant="italic">
              <mtext>0.78</mtext>
            </mstyle>
          </mrow>
        </mtd>
      </mtr>
    </mtable>
    <annotation encoding="StarMath 5.0">matrix {italic "β" = italic "0.007" ## italic "C"_italic "2"  =  italic "0.78"}</annotation>
  </semantics>
</math>
</file>

<file path=Formula-78/content.xml><?xml version="1.0" encoding="utf-8"?>
<math xmlns="http://www.w3.org/1998/Math/MathML" display="block">
  <semantics>
    <mrow>
      <mstyle mathvariant="italic">
        <mtext>h</mtext>
      </mstyle>
      <mo stretchy="false">(</mo>
      <mstyle mathvariant="italic">
        <mtext>U</mtext>
      </mstyle>
      <mo stretchy="false">)</mo>
    </mrow>
    <annotation encoding="StarMath 5.0">{italic "h"  \(  italic "U"  \)}</annotation>
  </semantics>
</math>
</file>

<file path=Formula-79/content.xml><?xml version="1.0" encoding="utf-8"?>
<math xmlns="http://www.w3.org/1998/Math/MathML" display="block">
  <semantics>
    <mrow>
      <mstyle mathvariant="italic">
        <mtext>d</mtext>
      </mstyle>
      <mo stretchy="false">(</mo>
      <mstyle mathvariant="italic">
        <mtext>U</mtext>
      </mstyle>
      <mo stretchy="false">)</mo>
    </mrow>
    <annotation encoding="StarMath 5.0">{italic "d"  \(  italic "U"  \)}</annotation>
  </semantics>
</math>
</file>

<file path=Formula-8/content.xml><?xml version="1.0" encoding="utf-8"?>
<math xmlns="http://www.w3.org/1998/Math/MathML" display="inline">
  <mrow>
    <mi>α</mi>
    <mo stretchy="false" form="prefix">(</mo>
    <mi>U</mi>
    <mo stretchy="false" form="postfix">)</mo>
    <msub>
      <mi>R</mi>
      <mn>0</mn>
    </msub>
  </mrow>
</math>
</file>

<file path=Formula-80/content.xml><?xml version="1.0" encoding="utf-8"?>
<math xmlns="http://www.w3.org/1998/Math/MathML" display="block">
  <semantics>
    <mrow>
      <mrow>
        <mstyle mathvariant="italic">
          <msub>
            <mtext>C</mtext>
            <mstyle mathvariant="italic">
              <mtext>2</mtext>
            </mstyle>
          </msub>
        </mstyle>
        <mo stretchy="false">=</mo>
        <mstyle mathvariant="italic">
          <mtext>0.78</mtext>
        </mstyle>
      </mrow>
      <mi>,</mi>
      <mrow>
        <mstyle mathvariant="italic">
          <mtext>β</mtext>
        </mstyle>
        <mo stretchy="false">=</mo>
        <mstyle mathvariant="italic">
          <mtext>0.007</mtext>
        </mstyle>
      </mrow>
    </mrow>
    <annotation encoding="StarMath 5.0">{italic "C"_italic "2" = italic "0.78" , italic "β" = italic "0.007"}</annotation>
  </semantics>
</math>
</file>

<file path=Formula-81/content.xml><?xml version="1.0" encoding="utf-8"?>
<math xmlns="http://www.w3.org/1998/Math/MathML" display="block">
  <semantics>
    <mrow>
      <mstyle mathvariant="italic">
        <mtext>h</mtext>
      </mstyle>
      <mo stretchy="false">(</mo>
      <mstyle mathvariant="italic">
        <mtext>U</mtext>
      </mstyle>
      <mrow>
        <mo stretchy="false">)</mo>
        <mo stretchy="false">−</mo>
        <mstyle mathvariant="italic">
          <mtext>d</mtext>
        </mstyle>
      </mrow>
      <mo stretchy="false">(</mo>
      <mstyle mathvariant="italic">
        <mtext>U</mtext>
      </mstyle>
      <mo stretchy="false">)</mo>
    </mrow>
    <annotation encoding="StarMath 5.0">{italic "h"  \(  italic "U"  \)   -  italic "d"  \(  italic "U"  \)}</annotation>
  </semantics>
</math>
</file>

<file path=Formula-82/content.xml><?xml version="1.0" encoding="utf-8"?>
<math xmlns="http://www.w3.org/1998/Math/MathML" display="block">
  <semantics>
    <mrow>
      <mstyle mathvariant="italic">
        <mtext>h</mtext>
      </mstyle>
      <mo stretchy="false">(</mo>
      <mstyle mathvariant="italic">
        <mtext>U</mtext>
      </mstyle>
      <mrow>
        <mo stretchy="false">)</mo>
        <mo stretchy="false">−</mo>
        <mstyle mathvariant="italic">
          <mtext>d</mtext>
        </mstyle>
      </mrow>
      <mo stretchy="false">(</mo>
      <mstyle mathvariant="italic">
        <mtext>U</mtext>
      </mstyle>
      <mo stretchy="false">)</mo>
    </mrow>
    <annotation encoding="StarMath 5.0">{italic "h"  \(  italic "U"  \)   -  italic "d"  \(  italic "U"  \)}</annotation>
  </semantics>
</math>
</file>

<file path=Formula-83/content.xml><?xml version="1.0" encoding="utf-8"?>
<math xmlns="http://www.w3.org/1998/Math/MathML" display="block">
  <semantics>
    <mfrac>
      <mrow>
        <mstyle mathvariant="italic">
          <mtext>h</mtext>
        </mstyle>
        <mo stretchy="false">(</mo>
        <mstyle mathvariant="italic">
          <mtext>U</mtext>
        </mstyle>
        <mrow>
          <mo stretchy="false">)</mo>
          <mo stretchy="false">−</mo>
          <mstyle mathvariant="italic">
            <mtext>d</mtext>
          </mstyle>
        </mrow>
        <mo stretchy="false">(</mo>
        <mstyle mathvariant="italic">
          <mtext>U</mtext>
        </mstyle>
        <mo stretchy="false">)</mo>
      </mrow>
      <mrow>
        <mrow>
          <mstyle mathvariant="italic">
            <mtext>1</mtext>
          </mstyle>
          <mo stretchy="false">−</mo>
          <mstyle mathvariant="italic">
            <mtext>d</mtext>
          </mstyle>
        </mrow>
        <mo stretchy="false">(</mo>
        <mstyle mathvariant="italic">
          <mtext>U</mtext>
        </mstyle>
        <mo stretchy="false">)</mo>
      </mrow>
    </mfrac>
    <annotation encoding="StarMath 5.0">{italic "h"  \(  italic "U"  \)   -  italic "d"  \(  italic "U"  \)} over {italic "1"  -  italic "d"  \(  italic "U"  \)}</annotation>
  </semantics>
</math>
</file>

<file path=Formula-84/content.xml><?xml version="1.0" encoding="utf-8"?>
<math xmlns="http://www.w3.org/1998/Math/MathML" display="block">
  <semantics>
    <mrow>
      <mo stretchy="false">(</mo>
      <mstyle mathvariant="italic">
        <mtext>h</mtext>
      </mstyle>
      <mo stretchy="false">(</mo>
      <mstyle mathvariant="italic">
        <mtext>U</mtext>
      </mstyle>
      <mrow>
        <mo stretchy="false">)</mo>
        <mo stretchy="false">−</mo>
        <mstyle mathvariant="italic">
          <mtext>d</mtext>
        </mstyle>
      </mrow>
      <mo stretchy="false">(</mo>
      <mstyle mathvariant="italic">
        <mtext>U</mtext>
      </mstyle>
      <mo stretchy="false">)</mo>
      <mrow>
        <mo stretchy="false">)</mo>
        <mo stretchy="false">/</mo>
        <mo stretchy="false">(</mo>
      </mrow>
      <mrow>
        <mstyle mathvariant="italic">
          <mtext>1</mtext>
        </mstyle>
        <mo stretchy="false">−</mo>
        <mstyle mathvariant="italic">
          <mtext>d</mtext>
        </mstyle>
      </mrow>
      <mo stretchy="false">(</mo>
      <mstyle mathvariant="italic">
        <mtext>U</mtext>
      </mstyle>
      <mo stretchy="false">)</mo>
      <mo stretchy="false">)</mo>
    </mrow>
    <annotation encoding="StarMath 5.0">{ \(  italic "h"  \(  italic "U"  \)   -  italic "d"  \(  italic "U"  \)   \)  /  \(  italic "1"  -  italic "d"  \(  italic "U"  \)   \)}</annotation>
  </semantics>
</math>
</file>

<file path=Formula-85/content.xml><?xml version="1.0" encoding="utf-8"?>
<math xmlns="http://www.w3.org/1998/Math/MathML" display="block">
  <semantics>
    <mrow>
      <mo stretchy="false">(</mo>
      <mstyle mathvariant="italic">
        <mtext>h</mtext>
      </mstyle>
      <mo stretchy="false">(</mo>
      <mstyle mathvariant="italic">
        <mtext>U</mtext>
      </mstyle>
      <mrow>
        <mo stretchy="false">)</mo>
        <mo stretchy="false">−</mo>
        <mstyle mathvariant="italic">
          <mtext>d</mtext>
        </mstyle>
      </mrow>
      <mo stretchy="false">(</mo>
      <mstyle mathvariant="italic">
        <mtext>U</mtext>
      </mstyle>
      <mo stretchy="false">)</mo>
      <mrow>
        <mo stretchy="false">)</mo>
        <mo stretchy="false">/</mo>
        <mstyle mathvariant="italic">
          <mtext>h</mtext>
        </mstyle>
      </mrow>
      <mo stretchy="false">(</mo>
      <mstyle mathvariant="italic">
        <mtext>U</mtext>
      </mstyle>
      <mo stretchy="false">)</mo>
    </mrow>
    <annotation encoding="StarMath 5.0">{ \(  italic "h"  \(  italic "U"  \)   -  italic "d"  \(  italic "U"  \)   \)  / italic "h"  \(  italic "U"  \)}</annotation>
  </semantics>
</math>
</file>

<file path=Formula-86/content.xml><?xml version="1.0" encoding="utf-8"?>
<math xmlns="http://www.w3.org/1998/Math/MathML" display="block">
  <semantics>
    <mrow>
      <mstyle mathvariant="italic">
        <mover>
          <mtext>t</mtext>
          <mover accent="true">
            <mrow/>
            <mo stretchy="true">^</mo>
          </mover>
        </mover>
      </mstyle>
      <mstyle mathvariant="italic">
        <mtext>κ</mtext>
      </mstyle>
      <mstyle mathvariant="italic">
        <msub>
          <mtext>t</mtext>
          <mstyle mathvariant="italic">
            <mtext>s</mtext>
          </mstyle>
        </msub>
      </mstyle>
    </mrow>
    <annotation encoding="StarMath 5.0">{italic "t" csup  widehat = italic "κ" italic "t"_italic "s"}</annotation>
  </semantics>
</math>
</file>

<file path=Formula-87/content.xml><?xml version="1.0" encoding="utf-8"?>
<math xmlns="http://www.w3.org/1998/Math/MathML" display="block">
  <semantics>
    <mrow>
      <mstyle mathvariant="italic">
        <mtext>0</mtext>
      </mstyle>
      <mo stretchy="false">≤</mo>
      <mstyle mathvariant="italic">
        <mtext>κ</mtext>
      </mstyle>
      <mo stretchy="false">≤</mo>
      <mstyle mathvariant="italic">
        <mtext>1</mtext>
      </mstyle>
    </mrow>
    <annotation encoding="StarMath 5.0">{italic "0"  &lt;=  italic "κ"  &lt;=  italic "1"}</annotation>
  </semantics>
</math>
</file>

<file path=Formula-88/content.xml><?xml version="1.0" encoding="utf-8"?>
<math xmlns="http://www.w3.org/1998/Math/MathML" display="block">
  <semantics>
    <mstyle mathvariant="italic">
      <mtext>0.56</mtext>
    </mstyle>
    <annotation encoding="StarMath 5.0">italic "0.56"</annotation>
  </semantics>
</math>
</file>

<file path=Formula-89/content.xml><?xml version="1.0" encoding="utf-8"?>
<math xmlns="http://www.w3.org/1998/Math/MathML" display="block">
  <semantics>
    <mrow>
      <mo stretchy="false">(</mo>
      <mstyle mathvariant="italic">
        <mtext>h</mtext>
      </mstyle>
      <mo stretchy="false">(</mo>
      <mstyle mathvariant="italic">
        <mtext>U</mtext>
      </mstyle>
      <mrow>
        <mo stretchy="false">)</mo>
        <mo stretchy="false">−</mo>
        <mstyle mathvariant="italic">
          <mtext>d</mtext>
        </mstyle>
      </mrow>
      <mo stretchy="false">(</mo>
      <mstyle mathvariant="italic">
        <mtext>U</mtext>
      </mstyle>
      <mo stretchy="false">)</mo>
      <mrow>
        <mo stretchy="false">)</mo>
        <mo stretchy="false">/</mo>
        <mstyle mathvariant="italic">
          <mtext>h</mtext>
        </mstyle>
      </mrow>
      <mo stretchy="false">(</mo>
      <mstyle mathvariant="italic">
        <mtext>U</mtext>
      </mstyle>
      <mo stretchy="false">)</mo>
    </mrow>
    <annotation encoding="StarMath 5.0">{ \(  italic "h"  \(  italic "U"  \)   -  italic "d"  \(  italic "U"  \)   \)  / italic "h"  \(  italic "U"  \)}</annotation>
  </semantics>
</math>
</file>

<file path=Formula-9/content.xml><?xml version="1.0" encoding="utf-8"?>
<math xmlns="http://www.w3.org/1998/Math/MathML" display="inline">
  <mrow>
    <mi>α</mi>
    <mo stretchy="false" form="prefix">(</mo>
    <mi>U</mi>
    <mo stretchy="false" form="postfix">)</mo>
    <mo>&gt;</mo>
    <mn>1</mn>
  </mrow>
</math>
</file>

<file path=Formula-90/content.xml><?xml version="1.0" encoding="utf-8"?>
<math xmlns="http://www.w3.org/1998/Math/MathML" display="block">
  <semantics>
    <mstyle mathvariant="italic">
      <mtext>κ</mtext>
    </mstyle>
    <annotation encoding="StarMath 5.0">italic "κ"</annotation>
  </semantics>
</math>
</file>

<file path=Formula-91/content.xml><?xml version="1.0" encoding="utf-8"?>
<math xmlns="http://www.w3.org/1998/Math/MathML" display="block">
  <semantics>
    <mrow>
      <mstyle mathvariant="italic">
        <mtext>0.56</mtext>
      </mstyle>
      <mstyle mathvariant="italic">
        <mtext>h</mtext>
      </mstyle>
      <mo stretchy="false">(</mo>
      <mstyle mathvariant="italic">
        <msub>
          <mtext>t</mtext>
          <mstyle mathvariant="italic">
            <mtext>s</mtext>
          </mstyle>
        </msub>
      </mstyle>
      <mrow>
        <mo stretchy="false">)</mo>
        <mo stretchy="false">=</mo>
        <mrow>
          <mstyle mathvariant="italic">
            <mtext>1</mtext>
          </mstyle>
          <mo stretchy="false">−</mo>
          <mfrac>
            <mrow>
              <mtext>exp</mtext>
              <mrow>
                <mo stretchy="false">(</mo>
                <mo stretchy="false">−</mo>
                <mstyle mathvariant="italic">
                  <mtext>κ</mtext>
                </mstyle>
              </mrow>
              <mstyle mathvariant="italic">
                <msub>
                  <mtext>C</mtext>
                  <mstyle mathvariant="italic">
                    <mtext>1</mtext>
                  </mstyle>
                </msub>
              </mstyle>
              <mo stretchy="false">)</mo>
            </mrow>
            <mrow>
              <mrow>
                <mstyle mathvariant="italic">
                  <mtext>1</mtext>
                </mstyle>
                <mo stretchy="false">+</mo>
                <mstyle mathvariant="italic">
                  <msub>
                    <mtext>C</mtext>
                    <mstyle mathvariant="italic">
                      <mtext>2</mtext>
                    </mstyle>
                  </msub>
                </mstyle>
              </mrow>
              <mo stretchy="false">(</mo>
              <mrow>
                <mstyle mathvariant="italic">
                  <mtext>1</mtext>
                </mstyle>
                <mo stretchy="false">−</mo>
                <mtext>exp</mtext>
              </mrow>
              <mrow>
                <mo stretchy="false">(</mo>
                <mo stretchy="false">−</mo>
                <mstyle mathvariant="italic">
                  <mtext>κ</mtext>
                </mstyle>
              </mrow>
              <mstyle mathvariant="italic">
                <msub>
                  <mtext>C</mtext>
                  <mstyle mathvariant="italic">
                    <mtext>1</mtext>
                  </mstyle>
                </msub>
              </mstyle>
              <mo stretchy="false">)</mo>
              <mo stretchy="false">)</mo>
            </mrow>
          </mfrac>
        </mrow>
      </mrow>
    </mrow>
    <annotation encoding="StarMath 5.0">{italic "0.56" italic "h"  \(  italic "t"_italic "s"  \)  = italic "1"  -  {func "exp"  \(   -  italic "κ" italic "C"_italic "1"  \)} over {italic "1" + italic "C"_italic "2"  \(  italic "1"  -  func "exp"  \(   -  italic "κ" italic "C"_italic "1"  \)   \)}}</annotation>
  </semantics>
</math>
</file>

<file path=Formula-92/content.xml><?xml version="1.0" encoding="utf-8"?>
<math xmlns="http://www.w3.org/1998/Math/MathML" display="block">
  <semantics>
    <mrow>
      <mrow>
        <mstyle mathvariant="italic">
          <mtext>κ</mtext>
        </mstyle>
        <mo stretchy="false">=</mo>
        <mfrac>
          <mrow>
            <mo stretchy="false">−</mo>
            <mstyle mathvariant="italic">
              <mtext>1</mtext>
            </mstyle>
          </mrow>
          <mrow>
            <mstyle mathvariant="italic">
              <mtext>β</mtext>
            </mstyle>
            <mstyle mathvariant="italic">
              <mtext>U</mtext>
            </mstyle>
          </mrow>
        </mfrac>
      </mrow>
      <mtext>ln</mtext>
      <mrow>
        <mo fence="true" stretchy="true">(</mo>
        <mrow>
          <mfrac>
            <mrow>
              <mo stretchy="false">(</mo>
              <mrow>
                <mstyle mathvariant="italic">
                  <mtext>1</mtext>
                </mstyle>
                <mo stretchy="false">+</mo>
                <mstyle mathvariant="italic">
                  <msub>
                    <mtext>C</mtext>
                    <mstyle mathvariant="italic">
                      <mtext>2</mtext>
                    </mstyle>
                  </msub>
                </mstyle>
              </mrow>
              <mo stretchy="false">)</mo>
              <mo stretchy="false">(</mo>
              <mrow>
                <mstyle mathvariant="italic">
                  <mtext>1</mtext>
                </mstyle>
                <mo stretchy="false">−</mo>
                <mstyle mathvariant="italic">
                  <mtext>0.56</mtext>
                </mstyle>
              </mrow>
              <mstyle mathvariant="italic">
                <mtext>h</mtext>
              </mstyle>
              <mo stretchy="false">(</mo>
              <mstyle mathvariant="italic">
                <msub>
                  <mtext>t</mtext>
                  <mstyle mathvariant="italic">
                    <mtext>s</mtext>
                  </mstyle>
                </msub>
              </mstyle>
              <mo stretchy="false">)</mo>
              <mo stretchy="false">)</mo>
            </mrow>
            <mrow>
              <mrow>
                <mstyle mathvariant="italic">
                  <mtext>1</mtext>
                </mstyle>
                <mo stretchy="false">+</mo>
                <mstyle mathvariant="italic">
                  <msub>
                    <mtext>C</mtext>
                    <mstyle mathvariant="italic">
                      <mtext>2</mtext>
                    </mstyle>
                  </msub>
                </mstyle>
                <mo stretchy="false">−</mo>
                <mstyle mathvariant="italic">
                  <mtext>0.56</mtext>
                </mstyle>
              </mrow>
              <mstyle mathvariant="italic">
                <msub>
                  <mtext>C</mtext>
                  <mstyle mathvariant="italic">
                    <mtext>2</mtext>
                  </mstyle>
                </msub>
              </mstyle>
              <mstyle mathvariant="italic">
                <mtext>h</mtext>
              </mstyle>
              <mo stretchy="false">(</mo>
              <mstyle mathvariant="italic">
                <msub>
                  <mtext>t</mtext>
                  <mstyle mathvariant="italic">
                    <mtext>s</mtext>
                  </mstyle>
                </msub>
              </mstyle>
              <mo stretchy="false">)</mo>
            </mrow>
          </mfrac>
        </mrow>
        <mo fence="true" stretchy="true">)</mo>
      </mrow>
    </mrow>
    <annotation encoding="StarMath 5.0">{italic "κ" =  -  italic "1" over {italic "β" italic "U"} func "ln" left ( { \(  italic "1" + italic "C"_italic "2"  \)   \(  italic "1"  -  italic "0.56" italic "h"  \(  italic "t"_italic "s"  \)   \)} over {italic "1" + italic "C"_italic "2"  -  italic "0.56" italic "C"_italic "2" italic "h"  \(  italic "t"_italic "s"  \)} right )}</annotation>
  </semantics>
</math>
</file>

<file path=Formula-93/content.xml><?xml version="1.0" encoding="utf-8"?>
<math xmlns="http://www.w3.org/1998/Math/MathML" display="block">
  <semantics>
    <mstyle mathvariant="italic">
      <mtext>κ</mtext>
    </mstyle>
    <annotation encoding="StarMath 5.0">italic "κ"</annotation>
  </semantics>
</math>
</file>

<file path=Formula-94/content.xml><?xml version="1.0" encoding="utf-8"?>
<math xmlns="http://www.w3.org/1998/Math/MathML" display="block">
  <semantics>
    <mfrac>
      <mrow>
        <mstyle mathvariant="italic">
          <mtext>α</mtext>
        </mstyle>
        <mo stretchy="false">(</mo>
        <mrow>
          <mstyle mathvariant="italic">
            <mover>
              <mtext>t</mtext>
              <mover accent="true">
                <mo stretchy="false">)</mo>
                <mo stretchy="true">^</mo>
              </mover>
            </mover>
          </mstyle>
          <mo stretchy="false">−</mo>
          <mstyle mathvariant="italic">
            <mtext>1</mtext>
          </mstyle>
        </mrow>
      </mrow>
      <mrow>
        <mstyle mathvariant="italic">
          <mtext>α</mtext>
        </mstyle>
        <mo stretchy="false">(</mo>
        <mstyle mathvariant="italic">
          <msub>
            <mtext>t</mtext>
            <mstyle mathvariant="italic">
              <mtext>s</mtext>
            </mstyle>
          </msub>
        </mstyle>
        <mrow>
          <mo stretchy="false">)</mo>
          <mo stretchy="false">−</mo>
          <mstyle mathvariant="italic">
            <mtext>1</mtext>
          </mstyle>
        </mrow>
      </mrow>
    </mfrac>
    <annotation encoding="StarMath 5.0">{italic "α"  \(  italic "t" csup  widehat  \)   -  italic "1"} over {italic "α"  \(  italic "t"_italic "s"  \)   -  italic "1"}</annotation>
  </semantics>
</math>
</file>

<file path=Formula-95/content.xml><?xml version="1.0" encoding="utf-8"?>
<math xmlns="http://www.w3.org/1998/Math/MathML" display="block">
  <semantics>
    <mrow>
      <mrow>
        <mo fence="true" stretchy="true">(</mo>
        <mrow>
          <mrow>
            <mstyle mathvariant="italic">
              <mtext>α</mtext>
            </mstyle>
            <mo stretchy="false">(</mo>
            <mstyle mathvariant="italic">
              <msub>
                <mtext>t</mtext>
                <mstyle mathvariant="italic">
                  <mtext>s</mtext>
                </mstyle>
              </msub>
            </mstyle>
            <mrow>
              <mo stretchy="false">)</mo>
              <mo stretchy="false">−</mo>
              <mstyle mathvariant="italic">
                <mtext>α</mtext>
              </mstyle>
            </mrow>
            <mo stretchy="false">(</mo>
            <mstyle mathvariant="italic">
              <mover>
                <mtext>t</mtext>
                <mover accent="true">
                  <mo stretchy="false">)</mo>
                  <mo stretchy="true">^</mo>
                </mover>
              </mover>
            </mstyle>
          </mrow>
        </mrow>
        <mo fence="true" stretchy="true">)</mo>
      </mrow>
      <mo stretchy="false">/</mo>
      <mrow>
        <mo fence="true" stretchy="true">(</mo>
        <mrow>
          <mrow>
            <mstyle mathvariant="italic">
              <mtext>α</mtext>
            </mstyle>
            <mo stretchy="false">(</mo>
            <mstyle mathvariant="italic">
              <msub>
                <mtext>t</mtext>
                <mstyle mathvariant="italic">
                  <mtext>s</mtext>
                </mstyle>
              </msub>
            </mstyle>
            <mrow>
              <mo stretchy="false">)</mo>
              <mo stretchy="false">−</mo>
              <mstyle mathvariant="italic">
                <mtext>1</mtext>
              </mstyle>
            </mrow>
          </mrow>
        </mrow>
        <mo fence="true" stretchy="true">)</mo>
      </mrow>
    </mrow>
    <annotation encoding="StarMath 5.0">{left ( {italic "α"  \(  italic "t"_italic "s"  \)   -  italic "α"  \(  italic "t" csup  widehat  \)} right )  / left ( {italic "α"  \(  italic "t"_italic "s"  \)   -  italic "1"} right )}</annotation>
  </semantics>
</math>
</file>